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29.65pt"/>
    </style:style>
    <style:style style:name="co4" style:family="table-column">
      <style:table-column-properties fo:break-before="auto" style:column-width="35.66pt"/>
    </style:style>
    <style:style style:name="co5" style:family="table-column">
      <style:table-column-properties fo:break-before="auto" style:column-width="47.6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34.8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4.01pt"/>
    </style:style>
    <style:style style:name="co12" style:family="table-column">
      <style:table-column-properties fo:break-before="auto" style:column-width="62.59pt"/>
    </style:style>
    <style:style style:name="co13" style:family="table-column">
      <style:table-column-properties fo:break-before="auto" style:column-width="94.8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88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2.43pt" svg:height="417.32pt" svg:x="162.11pt" svg:y="155.31pt">
            <draw:object draw:notify-on-update-of-ranges="Sheet1.B4:Sheet1.AY4 Sheet1.B5:Sheet1.AY5 Sheet1.B8:Sheet1.AY8 Sheet1.B9:Sheet1.AY9 Sheet1.AD14:Sheet1.AD49 Sheet1.AE14:Sheet1.AE49 Sheet1.AG14:Sheet1.AG49 Sheet1.AH14:Sheet1.AH49 Sheet2.A4:Sheet2.A39 Sheet2.B4:Sheet2.B39 Sheet1.AJ14:Sheet1.AJ49 Sheet1.AK14:Sheet1.AK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10" table:number-columns-repeated="97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ING DIAMETER SALMON</text:p>
          </table:table-cell>
          <table:covered-table-cell/>
          <table:table-cell table:number-columns-repeated="2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ALASKAN SALM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" table:number-columns-repeated="972"/>
        </table:table-row>
        <table:table-row table:style-name="ro1">
          <table:table-cell table:style-name="ce3" office:value-type="string" calcext:value-type="string">
            <text:p>Fresh water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52.5" calcext:value-type="float">
            <text:p>52.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2" table:style-name="ce5" office:value-type="float" office:value="98" calcext:value-type="float">
            <text:p>98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95" calcext:value-type="float">
            <text:p>95</text:p>
          </table:table-cell>
          <table:table-cell table:style-name="ce5" table:number-columns-repeated="972"/>
        </table:table-row>
        <table:table-row table:style-name="ro1">
          <table:table-cell table:style-name="ce3" office:value-type="string" calcext:value-type="string">
            <text:p>Salt water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505" calcext:value-type="float">
            <text:p>505</text:p>
          </table:table-cell>
          <table:table-cell table:number-columns-repeated="2" table:style-name="ce5" office:value-type="float" office:value="490" calcext:value-type="float">
            <text:p>490</text:p>
          </table:table-cell>
          <table:table-cell table:number-columns-repeated="2" table:style-name="ce5" office:value-type="float" office:value="480" calcext:value-type="float">
            <text:p>480</text:p>
          </table:table-cell>
          <table:table-cell table:number-columns-repeated="2" table:style-name="ce5" office:value-type="float" office:value="472" calcext:value-type="float">
            <text:p>472</text:p>
          </table:table-cell>
          <table:table-cell table:number-columns-repeated="4" table:style-name="ce5" office:value-type="float" office:value="470" calcext:value-type="float">
            <text:p>470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42" calcext:value-type="float">
            <text:p>442</text:p>
          </table:table-cell>
          <table:table-cell table:number-columns-repeated="3" table:style-name="ce5" office:value-type="float" office:value="440" calcext:value-type="float">
            <text:p>440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427" calcext:value-type="float">
            <text:p>42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97" calcext:value-type="float">
            <text:p>397</text:p>
          </table:table-cell>
          <table:table-cell table:number-columns-repeated="2" table:style-name="ce5" office:value-type="float" office:value="399" calcext:value-type="float">
            <text:p>39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430" calcext:value-type="float">
            <text:p>430</text:p>
          </table:table-cell>
          <table:table-cell table:style-name="ce5" table:number-columns-repeated="97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CANADIAN SALM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2" table:number-columns-repeated="972"/>
        </table:table-row>
        <table:table-row table:style-name="ro1">
          <table:table-cell table:style-name="ce3" office:value-type="string" calcext:value-type="string">
            <text:p>Fresh water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2.5" calcext:value-type="float">
            <text:p>162.5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12.5" calcext:value-type="float">
            <text:p>112.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18" calcext:value-type="float">
            <text:p>118</text:p>
          </table:table-cell>
          <table:table-cell table:style-name="ce5" table:number-columns-repeated="972"/>
        </table:table-row>
        <table:table-row table:style-name="ro1">
          <table:table-cell table:style-name="ce3" office:value-type="string" calcext:value-type="string">
            <text:p>Salt water</text:p>
          </table:table-cell>
          <table:table-cell table:style-name="ce5" office:value-type="float" office:value="440" calcext:value-type="float">
            <text:p>440</text:p>
          </table:table-cell>
          <table:table-cell table:number-columns-repeated="2" table:style-name="ce5" office:value-type="float" office:value="420" calcext:value-type="float">
            <text:p>42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 table:style-name="ce5" office:value-type="float" office:value="403" calcext:value-type="float">
            <text:p>403</text:p>
          </table:table-cell>
          <table:table-cell table:style-name="ce5" office:value-type="float" office:value="408" calcext:value-type="float">
            <text:p>408</text:p>
          </table:table-cell>
          <table:table-cell table:number-columns-repeated="2" table:style-name="ce5" office:value-type="float" office:value="390" calcext:value-type="float">
            <text:p>390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90" calcext:value-type="float">
            <text:p>390</text:p>
          </table:table-cell>
          <table:table-cell table:number-columns-repeated="3" table:style-name="ce5" office:value-type="float" office:value="382" calcext:value-type="float">
            <text:p>382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85" calcext:value-type="float">
            <text:p>385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number-columns-repeated="2" table:style-name="ce5"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343" calcext:value-type="float">
            <text:p>343</text:p>
          </table:table-cell>
          <table:table-cell table:number-columns-repeated="3" table:style-name="ce5" office:value-type="float" office:value="342" calcext:value-type="float">
            <text:p>342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381" calcext:value-type="float">
            <text:p>381</text:p>
          </table:table-cell>
          <table:table-cell table:style-name="ce5" table:number-columns-repeated="97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9"/>
          <table:table-cell table:style-name="Default" table:number-columns-repeated="2"/>
          <table:table-cell/>
          <table:table-cell table:style-name="ce14" office:value-type="string" calcext:value-type="string" table:number-columns-spanned="2" table:number-rows-spanned="1">
            <text:p>Perceptron</text:p>
          </table:table-cell>
          <table:covered-table-cell table:style-name="ce4"/>
          <table:table-cell/>
          <table:table-cell table:style-name="ce11" office:value-type="string" calcext:value-type="string" table:number-columns-spanned="2" table:number-rows-spanned="2">
            <text:p>Delta rule</text:p>
          </table:table-cell>
          <table:covered-table-cell/>
          <table:table-cell table:number-columns-repeated="986"/>
        </table:table-row>
        <table:table-row table:style-name="ro1">
          <table:table-cell table:number-columns-repeated="29"/>
          <table:table-cell table:style-name="ce11" office:value-type="string" calcext:value-type="string" table:number-columns-spanned="2" table:number-rows-spanned="1">
            <text:p>Samarasinghe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Algorithm</text:p>
          </table:table-cell>
          <table:covered-table-cell table:style-name="ce4"/>
          <table:table-cell/>
          <table:covered-table-cell table:style-name="ce17"/>
          <table:covered-table-cell/>
          <table:table-cell table:number-columns-repeated="986"/>
        </table:table-row>
        <table:table-row table:style-name="ro1">
          <table:table-cell table:number-columns-repeated="29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formula="of:=3.31*[.AD14] + 0.026" office:value-type="float" office:value="281.376" calcext:value-type="float">
            <text:p>281.37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3.28*[.AG14]+1.16" office:value-type="float" office:value="279.96" calcext:value-type="float">
            <text:p>279.96</text:p>
          </table:table-cell>
          <table:table-cell/>
          <table:table-cell table:formula="of:=[.AG14]" office:value-type="float" office:value="85" calcext:value-type="float">
            <text:p>85</text:p>
          </table:table-cell>
          <table:table-cell table:formula="of:=3.58*[.AJ14]-6.81" office:value-type="float" office:value="297.49" calcext:value-type="float">
            <text:p>297.4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87" calcext:value-type="float">
            <text:p>87</text:p>
          </table:table-cell>
          <table:table-cell table:formula="of:=3.31*[.AD15] + 0.026" office:value-type="float" office:value="287.996" calcext:value-type="float">
            <text:p>287.99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3.28*[.AG15]+1.16" office:value-type="float" office:value="286.52" calcext:value-type="float">
            <text:p>286.52</text:p>
          </table:table-cell>
          <table:table-cell/>
          <table:table-cell table:formula="of:=[.AG15]" office:value-type="float" office:value="87" calcext:value-type="float">
            <text:p>87</text:p>
          </table:table-cell>
          <table:table-cell table:formula="of:=3.58*[.AJ15]-6.81" office:value-type="float" office:value="304.65" calcext:value-type="float">
            <text:p>304.6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89" calcext:value-type="float">
            <text:p>89</text:p>
          </table:table-cell>
          <table:table-cell table:formula="of:=3.31*[.AD16] + 0.026" office:value-type="float" office:value="294.616" calcext:value-type="float">
            <text:p>294.61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3.28*[.AG16]+1.16" office:value-type="float" office:value="293.08" calcext:value-type="float">
            <text:p>293.08</text:p>
          </table:table-cell>
          <table:table-cell/>
          <table:table-cell table:formula="of:=[.AG16]" office:value-type="float" office:value="89" calcext:value-type="float">
            <text:p>89</text:p>
          </table:table-cell>
          <table:table-cell table:formula="of:=3.58*[.AJ16]-6.81" office:value-type="float" office:value="311.81" calcext:value-type="float">
            <text:p>311.8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91" calcext:value-type="float">
            <text:p>91</text:p>
          </table:table-cell>
          <table:table-cell table:formula="of:=3.31*[.AD17] + 0.026" office:value-type="float" office:value="301.236" calcext:value-type="float">
            <text:p>301.23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3.28*[.AG17]+1.16" office:value-type="float" office:value="299.64" calcext:value-type="float">
            <text:p>299.64</text:p>
          </table:table-cell>
          <table:table-cell/>
          <table:table-cell table:formula="of:=[.AG17]" office:value-type="float" office:value="91" calcext:value-type="float">
            <text:p>91</text:p>
          </table:table-cell>
          <table:table-cell table:formula="of:=3.58*[.AJ17]-6.81" office:value-type="float" office:value="318.97" calcext:value-type="float">
            <text:p>318.9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93" calcext:value-type="float">
            <text:p>93</text:p>
          </table:table-cell>
          <table:table-cell table:formula="of:=3.31*[.AD18] + 0.026" office:value-type="float" office:value="307.856" calcext:value-type="float">
            <text:p>307.856</text:p>
          </table:table-cell>
          <table:table-cell/>
          <table:table-cell office:value-type="float" office:value="93" calcext:value-type="float">
            <text:p>93</text:p>
          </table:table-cell>
          <table:table-cell table:formula="of:=3.28*[.AG18]+1.16" office:value-type="float" office:value="306.2" calcext:value-type="float">
            <text:p>306.2</text:p>
          </table:table-cell>
          <table:table-cell/>
          <table:table-cell table:formula="of:=[.AG18]" office:value-type="float" office:value="93" calcext:value-type="float">
            <text:p>93</text:p>
          </table:table-cell>
          <table:table-cell table:formula="of:=3.58*[.AJ18]-6.81" office:value-type="float" office:value="326.13" calcext:value-type="float">
            <text:p>326.1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95" calcext:value-type="float">
            <text:p>95</text:p>
          </table:table-cell>
          <table:table-cell table:formula="of:=3.31*[.AD19] + 0.026" office:value-type="float" office:value="314.476" calcext:value-type="float">
            <text:p>314.47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3.28*[.AG19]+1.16" office:value-type="float" office:value="312.76" calcext:value-type="float">
            <text:p>312.76</text:p>
          </table:table-cell>
          <table:table-cell/>
          <table:table-cell table:formula="of:=[.AG19]" office:value-type="float" office:value="95" calcext:value-type="float">
            <text:p>95</text:p>
          </table:table-cell>
          <table:table-cell table:formula="of:=3.58*[.AJ19]-6.81" office:value-type="float" office:value="333.29" calcext:value-type="float">
            <text:p>333.2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97" calcext:value-type="float">
            <text:p>97</text:p>
          </table:table-cell>
          <table:table-cell table:formula="of:=3.31*[.AD20] + 0.026" office:value-type="float" office:value="321.096" calcext:value-type="float">
            <text:p>321.096</text:p>
          </table:table-cell>
          <table:table-cell/>
          <table:table-cell office:value-type="float" office:value="97" calcext:value-type="float">
            <text:p>97</text:p>
          </table:table-cell>
          <table:table-cell table:formula="of:=3.28*[.AG20]+1.16" office:value-type="float" office:value="319.32" calcext:value-type="float">
            <text:p>319.32</text:p>
          </table:table-cell>
          <table:table-cell/>
          <table:table-cell table:formula="of:=[.AG20]" office:value-type="float" office:value="97" calcext:value-type="float">
            <text:p>97</text:p>
          </table:table-cell>
          <table:table-cell table:formula="of:=3.58*[.AJ20]-6.81" office:value-type="float" office:value="340.45" calcext:value-type="float">
            <text:p>340.4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99" calcext:value-type="float">
            <text:p>99</text:p>
          </table:table-cell>
          <table:table-cell table:formula="of:=3.31*[.AD21] + 0.026" office:value-type="float" office:value="327.716" calcext:value-type="float">
            <text:p>327.71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3.28*[.AG21]+1.16" office:value-type="float" office:value="325.88" calcext:value-type="float">
            <text:p>325.88</text:p>
          </table:table-cell>
          <table:table-cell/>
          <table:table-cell table:formula="of:=[.AG21]" office:value-type="float" office:value="99" calcext:value-type="float">
            <text:p>99</text:p>
          </table:table-cell>
          <table:table-cell table:formula="of:=3.58*[.AJ21]-6.81" office:value-type="float" office:value="347.61" calcext:value-type="float">
            <text:p>347.6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01" calcext:value-type="float">
            <text:p>101</text:p>
          </table:table-cell>
          <table:table-cell table:formula="of:=3.31*[.AD22] + 0.026" office:value-type="float" office:value="334.336" calcext:value-type="float">
            <text:p>334.33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3.28*[.AG22]+1.16" office:value-type="float" office:value="332.44" calcext:value-type="float">
            <text:p>332.44</text:p>
          </table:table-cell>
          <table:table-cell/>
          <table:table-cell table:formula="of:=[.AG22]" office:value-type="float" office:value="101" calcext:value-type="float">
            <text:p>101</text:p>
          </table:table-cell>
          <table:table-cell table:formula="of:=3.58*[.AJ22]-6.81" office:value-type="float" office:value="354.77" calcext:value-type="float">
            <text:p>354.7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03" calcext:value-type="float">
            <text:p>103</text:p>
          </table:table-cell>
          <table:table-cell table:formula="of:=3.31*[.AD23] + 0.026" office:value-type="float" office:value="340.956" calcext:value-type="float">
            <text:p>340.956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3.28*[.AG23]+1.16" office:value-type="float" office:value="339" calcext:value-type="float">
            <text:p>339</text:p>
          </table:table-cell>
          <table:table-cell/>
          <table:table-cell table:formula="of:=[.AG23]" office:value-type="float" office:value="103" calcext:value-type="float">
            <text:p>103</text:p>
          </table:table-cell>
          <table:table-cell table:formula="of:=3.58*[.AJ23]-6.81" office:value-type="float" office:value="361.93" calcext:value-type="float">
            <text:p>361.9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05" calcext:value-type="float">
            <text:p>105</text:p>
          </table:table-cell>
          <table:table-cell table:formula="of:=3.31*[.AD24] + 0.026" office:value-type="float" office:value="347.576" calcext:value-type="float">
            <text:p>347.5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3.28*[.AG24]+1.16" office:value-type="float" office:value="345.56" calcext:value-type="float">
            <text:p>345.56</text:p>
          </table:table-cell>
          <table:table-cell/>
          <table:table-cell table:formula="of:=[.AG24]" office:value-type="float" office:value="105" calcext:value-type="float">
            <text:p>105</text:p>
          </table:table-cell>
          <table:table-cell table:formula="of:=3.58*[.AJ24]-6.81" office:value-type="float" office:value="369.09" calcext:value-type="float">
            <text:p>369.0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07" calcext:value-type="float">
            <text:p>107</text:p>
          </table:table-cell>
          <table:table-cell table:formula="of:=3.31*[.AD25] + 0.026" office:value-type="float" office:value="354.196" calcext:value-type="float">
            <text:p>354.19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3.28*[.AG25]+1.16" office:value-type="float" office:value="352.12" calcext:value-type="float">
            <text:p>352.12</text:p>
          </table:table-cell>
          <table:table-cell/>
          <table:table-cell table:formula="of:=[.AG25]" office:value-type="float" office:value="107" calcext:value-type="float">
            <text:p>107</text:p>
          </table:table-cell>
          <table:table-cell table:formula="of:=3.58*[.AJ25]-6.81" office:value-type="float" office:value="376.25" calcext:value-type="float">
            <text:p>376.2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09" calcext:value-type="float">
            <text:p>109</text:p>
          </table:table-cell>
          <table:table-cell table:formula="of:=3.31*[.AD26] + 0.026" office:value-type="float" office:value="360.816" calcext:value-type="float">
            <text:p>360.816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3.28*[.AG26]+1.16" office:value-type="float" office:value="358.68" calcext:value-type="float">
            <text:p>358.68</text:p>
          </table:table-cell>
          <table:table-cell/>
          <table:table-cell table:formula="of:=[.AG26]" office:value-type="float" office:value="109" calcext:value-type="float">
            <text:p>109</text:p>
          </table:table-cell>
          <table:table-cell table:formula="of:=3.58*[.AJ26]-6.81" office:value-type="float" office:value="383.41" calcext:value-type="float">
            <text:p>383.4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11" calcext:value-type="float">
            <text:p>111</text:p>
          </table:table-cell>
          <table:table-cell table:formula="of:=3.31*[.AD27] + 0.026" office:value-type="float" office:value="367.436" calcext:value-type="float">
            <text:p>367.436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3.28*[.AG27]+1.16" office:value-type="float" office:value="365.24" calcext:value-type="float">
            <text:p>365.24</text:p>
          </table:table-cell>
          <table:table-cell/>
          <table:table-cell table:formula="of:=[.AG27]" office:value-type="float" office:value="111" calcext:value-type="float">
            <text:p>111</text:p>
          </table:table-cell>
          <table:table-cell table:formula="of:=3.58*[.AJ27]-6.81" office:value-type="float" office:value="390.57" calcext:value-type="float">
            <text:p>390.5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13" calcext:value-type="float">
            <text:p>113</text:p>
          </table:table-cell>
          <table:table-cell table:formula="of:=3.31*[.AD28] + 0.026" office:value-type="float" office:value="374.056" calcext:value-type="float">
            <text:p>374.05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3.28*[.AG28]+1.16" office:value-type="float" office:value="371.8" calcext:value-type="float">
            <text:p>371.8</text:p>
          </table:table-cell>
          <table:table-cell/>
          <table:table-cell table:formula="of:=[.AG28]" office:value-type="float" office:value="113" calcext:value-type="float">
            <text:p>113</text:p>
          </table:table-cell>
          <table:table-cell table:formula="of:=3.58*[.AJ28]-6.81" office:value-type="float" office:value="397.73" calcext:value-type="float">
            <text:p>397.7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15" calcext:value-type="float">
            <text:p>115</text:p>
          </table:table-cell>
          <table:table-cell table:formula="of:=3.31*[.AD29] + 0.026" office:value-type="float" office:value="380.676" calcext:value-type="float">
            <text:p>380.676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3.28*[.AG29]+1.16" office:value-type="float" office:value="378.36" calcext:value-type="float">
            <text:p>378.36</text:p>
          </table:table-cell>
          <table:table-cell/>
          <table:table-cell table:formula="of:=[.AG29]" office:value-type="float" office:value="115" calcext:value-type="float">
            <text:p>115</text:p>
          </table:table-cell>
          <table:table-cell table:formula="of:=3.58*[.AJ29]-6.81" office:value-type="float" office:value="404.89" calcext:value-type="float">
            <text:p>404.8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17" calcext:value-type="float">
            <text:p>117</text:p>
          </table:table-cell>
          <table:table-cell table:formula="of:=3.31*[.AD30] + 0.026" office:value-type="float" office:value="387.296" calcext:value-type="float">
            <text:p>387.296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3.28*[.AG30]+1.16" office:value-type="float" office:value="384.92" calcext:value-type="float">
            <text:p>384.92</text:p>
          </table:table-cell>
          <table:table-cell/>
          <table:table-cell table:formula="of:=[.AG30]" office:value-type="float" office:value="117" calcext:value-type="float">
            <text:p>117</text:p>
          </table:table-cell>
          <table:table-cell table:formula="of:=3.58*[.AJ30]-6.81" office:value-type="float" office:value="412.05" calcext:value-type="float">
            <text:p>412.0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19" calcext:value-type="float">
            <text:p>119</text:p>
          </table:table-cell>
          <table:table-cell table:formula="of:=3.31*[.AD31] + 0.026" office:value-type="float" office:value="393.916" calcext:value-type="float">
            <text:p>393.91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3.28*[.AG31]+1.16" office:value-type="float" office:value="391.48" calcext:value-type="float">
            <text:p>391.48</text:p>
          </table:table-cell>
          <table:table-cell/>
          <table:table-cell table:formula="of:=[.AG31]" office:value-type="float" office:value="119" calcext:value-type="float">
            <text:p>119</text:p>
          </table:table-cell>
          <table:table-cell table:formula="of:=3.58*[.AJ31]-6.81" office:value-type="float" office:value="419.21" calcext:value-type="float">
            <text:p>419.2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21" calcext:value-type="float">
            <text:p>121</text:p>
          </table:table-cell>
          <table:table-cell table:formula="of:=3.31*[.AD32] + 0.026" office:value-type="float" office:value="400.536" calcext:value-type="float">
            <text:p>400.53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3.28*[.AG32]+1.16" office:value-type="float" office:value="398.04" calcext:value-type="float">
            <text:p>398.04</text:p>
          </table:table-cell>
          <table:table-cell/>
          <table:table-cell table:formula="of:=[.AG32]" office:value-type="float" office:value="121" calcext:value-type="float">
            <text:p>121</text:p>
          </table:table-cell>
          <table:table-cell table:formula="of:=3.58*[.AJ32]-6.81" office:value-type="float" office:value="426.37" calcext:value-type="float">
            <text:p>426.3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23" calcext:value-type="float">
            <text:p>123</text:p>
          </table:table-cell>
          <table:table-cell table:formula="of:=3.31*[.AD33] + 0.026" office:value-type="float" office:value="407.156" calcext:value-type="float">
            <text:p>407.156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3.28*[.AG33]+1.16" office:value-type="float" office:value="404.6" calcext:value-type="float">
            <text:p>404.6</text:p>
          </table:table-cell>
          <table:table-cell/>
          <table:table-cell table:formula="of:=[.AG33]" office:value-type="float" office:value="123" calcext:value-type="float">
            <text:p>123</text:p>
          </table:table-cell>
          <table:table-cell table:formula="of:=3.58*[.AJ33]-6.81" office:value-type="float" office:value="433.53" calcext:value-type="float">
            <text:p>433.5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25" calcext:value-type="float">
            <text:p>125</text:p>
          </table:table-cell>
          <table:table-cell table:formula="of:=3.31*[.AD34] + 0.026" office:value-type="float" office:value="413.776" calcext:value-type="float">
            <text:p>413.776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3.28*[.AG34]+1.16" office:value-type="float" office:value="411.16" calcext:value-type="float">
            <text:p>411.16</text:p>
          </table:table-cell>
          <table:table-cell/>
          <table:table-cell table:formula="of:=[.AG34]" office:value-type="float" office:value="125" calcext:value-type="float">
            <text:p>125</text:p>
          </table:table-cell>
          <table:table-cell table:formula="of:=3.58*[.AJ34]-6.81" office:value-type="float" office:value="440.69" calcext:value-type="float">
            <text:p>440.6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27" calcext:value-type="float">
            <text:p>127</text:p>
          </table:table-cell>
          <table:table-cell table:formula="of:=3.31*[.AD35] + 0.026" office:value-type="float" office:value="420.396" calcext:value-type="float">
            <text:p>420.396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3.28*[.AG35]+1.16" office:value-type="float" office:value="417.72" calcext:value-type="float">
            <text:p>417.72</text:p>
          </table:table-cell>
          <table:table-cell/>
          <table:table-cell table:formula="of:=[.AG35]" office:value-type="float" office:value="127" calcext:value-type="float">
            <text:p>127</text:p>
          </table:table-cell>
          <table:table-cell table:formula="of:=3.58*[.AJ35]-6.81" office:value-type="float" office:value="447.85" calcext:value-type="float">
            <text:p>447.8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29" calcext:value-type="float">
            <text:p>129</text:p>
          </table:table-cell>
          <table:table-cell table:formula="of:=3.31*[.AD36] + 0.026" office:value-type="float" office:value="427.016" calcext:value-type="float">
            <text:p>427.016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3.28*[.AG36]+1.16" office:value-type="float" office:value="424.28" calcext:value-type="float">
            <text:p>424.28</text:p>
          </table:table-cell>
          <table:table-cell/>
          <table:table-cell table:formula="of:=[.AG36]" office:value-type="float" office:value="129" calcext:value-type="float">
            <text:p>129</text:p>
          </table:table-cell>
          <table:table-cell table:formula="of:=3.58*[.AJ36]-6.81" office:value-type="float" office:value="455.01" calcext:value-type="float">
            <text:p>455.0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31" calcext:value-type="float">
            <text:p>131</text:p>
          </table:table-cell>
          <table:table-cell table:formula="of:=3.31*[.AD37] + 0.026" office:value-type="float" office:value="433.636" calcext:value-type="float">
            <text:p>433.636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3.28*[.AG37]+1.16" office:value-type="float" office:value="430.84" calcext:value-type="float">
            <text:p>430.84</text:p>
          </table:table-cell>
          <table:table-cell/>
          <table:table-cell table:formula="of:=[.AG37]" office:value-type="float" office:value="131" calcext:value-type="float">
            <text:p>131</text:p>
          </table:table-cell>
          <table:table-cell table:formula="of:=3.58*[.AJ37]-6.81" office:value-type="float" office:value="462.17" calcext:value-type="float">
            <text:p>462.1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33" calcext:value-type="float">
            <text:p>133</text:p>
          </table:table-cell>
          <table:table-cell table:formula="of:=3.31*[.AD38] + 0.026" office:value-type="float" office:value="440.256" calcext:value-type="float">
            <text:p>440.256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3.28*[.AG38]+1.16" office:value-type="float" office:value="437.4" calcext:value-type="float">
            <text:p>437.4</text:p>
          </table:table-cell>
          <table:table-cell/>
          <table:table-cell table:formula="of:=[.AG38]" office:value-type="float" office:value="133" calcext:value-type="float">
            <text:p>133</text:p>
          </table:table-cell>
          <table:table-cell table:formula="of:=3.58*[.AJ38]-6.81" office:value-type="float" office:value="469.33" calcext:value-type="float">
            <text:p>469.3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35" calcext:value-type="float">
            <text:p>135</text:p>
          </table:table-cell>
          <table:table-cell table:formula="of:=3.31*[.AD39] + 0.026" office:value-type="float" office:value="446.876" calcext:value-type="float">
            <text:p>446.87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3.28*[.AG39]+1.16" office:value-type="float" office:value="443.96" calcext:value-type="float">
            <text:p>443.96</text:p>
          </table:table-cell>
          <table:table-cell/>
          <table:table-cell table:formula="of:=[.AG39]" office:value-type="float" office:value="135" calcext:value-type="float">
            <text:p>135</text:p>
          </table:table-cell>
          <table:table-cell table:formula="of:=3.58*[.AJ39]-6.81" office:value-type="float" office:value="476.49" calcext:value-type="float">
            <text:p>476.4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37" calcext:value-type="float">
            <text:p>137</text:p>
          </table:table-cell>
          <table:table-cell table:formula="of:=3.31*[.AD40] + 0.026" office:value-type="float" office:value="453.496" calcext:value-type="float">
            <text:p>453.496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3.28*[.AG40]+1.16" office:value-type="float" office:value="450.52" calcext:value-type="float">
            <text:p>450.52</text:p>
          </table:table-cell>
          <table:table-cell/>
          <table:table-cell table:formula="of:=[.AG40]" office:value-type="float" office:value="137" calcext:value-type="float">
            <text:p>137</text:p>
          </table:table-cell>
          <table:table-cell table:formula="of:=3.58*[.AJ40]-6.81" office:value-type="float" office:value="483.65" calcext:value-type="float">
            <text:p>483.6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39" calcext:value-type="float">
            <text:p>139</text:p>
          </table:table-cell>
          <table:table-cell table:formula="of:=3.31*[.AD41] + 0.026" office:value-type="float" office:value="460.116" calcext:value-type="float">
            <text:p>460.116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3.28*[.AG41]+1.16" office:value-type="float" office:value="457.08" calcext:value-type="float">
            <text:p>457.08</text:p>
          </table:table-cell>
          <table:table-cell/>
          <table:table-cell table:formula="of:=[.AG41]" office:value-type="float" office:value="139" calcext:value-type="float">
            <text:p>139</text:p>
          </table:table-cell>
          <table:table-cell table:formula="of:=3.58*[.AJ41]-6.81" office:value-type="float" office:value="490.81" calcext:value-type="float">
            <text:p>490.8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41" calcext:value-type="float">
            <text:p>141</text:p>
          </table:table-cell>
          <table:table-cell table:formula="of:=3.31*[.AD42] + 0.026" office:value-type="float" office:value="466.736" calcext:value-type="float">
            <text:p>466.73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3.28*[.AG42]+1.16" office:value-type="float" office:value="463.64" calcext:value-type="float">
            <text:p>463.64</text:p>
          </table:table-cell>
          <table:table-cell/>
          <table:table-cell table:formula="of:=[.AG42]" office:value-type="float" office:value="141" calcext:value-type="float">
            <text:p>141</text:p>
          </table:table-cell>
          <table:table-cell table:formula="of:=3.58*[.AJ42]-6.81" office:value-type="float" office:value="497.97" calcext:value-type="float">
            <text:p>497.9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43" calcext:value-type="float">
            <text:p>143</text:p>
          </table:table-cell>
          <table:table-cell table:formula="of:=3.31*[.AD43] + 0.026" office:value-type="float" office:value="473.356" calcext:value-type="float">
            <text:p>473.35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3.28*[.AG43]+1.16" office:value-type="float" office:value="470.2" calcext:value-type="float">
            <text:p>470.2</text:p>
          </table:table-cell>
          <table:table-cell/>
          <table:table-cell table:formula="of:=[.AG43]" office:value-type="float" office:value="143" calcext:value-type="float">
            <text:p>143</text:p>
          </table:table-cell>
          <table:table-cell table:formula="of:=3.58*[.AJ43]-6.81" office:value-type="float" office:value="505.13" calcext:value-type="float">
            <text:p>505.1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45" calcext:value-type="float">
            <text:p>145</text:p>
          </table:table-cell>
          <table:table-cell table:formula="of:=3.31*[.AD44] + 0.026" office:value-type="float" office:value="479.976" calcext:value-type="float">
            <text:p>479.97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3.28*[.AG44]+1.16" office:value-type="float" office:value="476.76" calcext:value-type="float">
            <text:p>476.76</text:p>
          </table:table-cell>
          <table:table-cell/>
          <table:table-cell table:formula="of:=[.AG44]" office:value-type="float" office:value="145" calcext:value-type="float">
            <text:p>145</text:p>
          </table:table-cell>
          <table:table-cell table:formula="of:=3.58*[.AJ44]-6.81" office:value-type="float" office:value="512.29" calcext:value-type="float">
            <text:p>512.29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47" calcext:value-type="float">
            <text:p>147</text:p>
          </table:table-cell>
          <table:table-cell table:formula="of:=3.31*[.AD45] + 0.026" office:value-type="float" office:value="486.596" calcext:value-type="float">
            <text:p>486.596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3.28*[.AG45]+1.16" office:value-type="float" office:value="483.32" calcext:value-type="float">
            <text:p>483.32</text:p>
          </table:table-cell>
          <table:table-cell/>
          <table:table-cell table:formula="of:=[.AG45]" office:value-type="float" office:value="147" calcext:value-type="float">
            <text:p>147</text:p>
          </table:table-cell>
          <table:table-cell table:formula="of:=3.58*[.AJ45]-6.81" office:value-type="float" office:value="519.45" calcext:value-type="float">
            <text:p>519.45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49" calcext:value-type="float">
            <text:p>149</text:p>
          </table:table-cell>
          <table:table-cell table:formula="of:=3.31*[.AD46] + 0.026" office:value-type="float" office:value="493.216" calcext:value-type="float">
            <text:p>493.216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3.28*[.AG46]+1.16" office:value-type="float" office:value="489.88" calcext:value-type="float">
            <text:p>489.88</text:p>
          </table:table-cell>
          <table:table-cell/>
          <table:table-cell table:formula="of:=[.AG46]" office:value-type="float" office:value="149" calcext:value-type="float">
            <text:p>149</text:p>
          </table:table-cell>
          <table:table-cell table:formula="of:=3.58*[.AJ46]-6.81" office:value-type="float" office:value="526.61" calcext:value-type="float">
            <text:p>526.61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51" calcext:value-type="float">
            <text:p>151</text:p>
          </table:table-cell>
          <table:table-cell table:formula="of:=3.31*[.AD47] + 0.026" office:value-type="float" office:value="499.836" calcext:value-type="float">
            <text:p>499.836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3.28*[.AG47]+1.16" office:value-type="float" office:value="496.44" calcext:value-type="float">
            <text:p>496.44</text:p>
          </table:table-cell>
          <table:table-cell/>
          <table:table-cell table:formula="of:=[.AG47]" office:value-type="float" office:value="151" calcext:value-type="float">
            <text:p>151</text:p>
          </table:table-cell>
          <table:table-cell table:formula="of:=3.58*[.AJ47]-6.81" office:value-type="float" office:value="533.77" calcext:value-type="float">
            <text:p>533.77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53" calcext:value-type="float">
            <text:p>153</text:p>
          </table:table-cell>
          <table:table-cell table:formula="of:=3.31*[.AD48] + 0.026" office:value-type="float" office:value="506.456" calcext:value-type="float">
            <text:p>506.456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3.28*[.AG48]+1.16" office:value-type="float" office:value="503" calcext:value-type="float">
            <text:p>503</text:p>
          </table:table-cell>
          <table:table-cell/>
          <table:table-cell table:formula="of:=[.AG48]" office:value-type="float" office:value="153" calcext:value-type="float">
            <text:p>153</text:p>
          </table:table-cell>
          <table:table-cell table:formula="of:=3.58*[.AJ48]-6.81" office:value-type="float" office:value="540.93" calcext:value-type="float">
            <text:p>540.93</text:p>
          </table:table-cell>
          <table:table-cell table:number-columns-repeated="986"/>
        </table:table-row>
        <table:table-row table:style-name="ro1">
          <table:table-cell table:number-columns-repeated="29"/>
          <table:table-cell office:value-type="float" office:value="155" calcext:value-type="float">
            <text:p>155</text:p>
          </table:table-cell>
          <table:table-cell table:formula="of:=3.31*[.AD49] + 0.026" office:value-type="float" office:value="513.076" calcext:value-type="float">
            <text:p>513.076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3.28*[.AG49]+1.16" office:value-type="float" office:value="509.56" calcext:value-type="float">
            <text:p>509.56</text:p>
          </table:table-cell>
          <table:table-cell/>
          <table:table-cell table:formula="of:=[.AG49]" office:value-type="float" office:value="155" calcext:value-type="float">
            <text:p>155</text:p>
          </table:table-cell>
          <table:table-cell table:formula="of:=3.58*[.AJ49]-6.81" office:value-type="float" office:value="548.09" calcext:value-type="float">
            <text:p>548.09</text:p>
          </table:table-cell>
          <table:table-cell table:number-columns-repeated="986"/>
        </table:table-row>
      </table:table>
      <table:table table:name="Sheet2" table:style-name="ta1">
        <table:shapes>
          <draw:frame draw:z-index="0" draw:style-name="gr1" draw:text-style-name="P1" svg:width="646.95pt" svg:height="363.51pt" svg:x="307.87pt" svg:y="8.53pt">
            <draw:object draw:notify-on-update-of-ranges="Sheet2.A4:Sheet2.A103 Sheet2.B4:Sheet2.B103 Sheet2.D4:Sheet2.D53 Sheet2.E4:Sheet2.E53 Sheet2.G34:Sheet2.G69 Sheet2.H34:Sheet2.H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Perceptron BackProp normalized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Alaskan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Canadian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.06666667" calcext:value-type="float">
            <text:p>0.0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032787" calcext:value-type="float">
            <text:p>0.18032787</text:p>
          </table:table-cell>
          <table:table-cell office:value-type="float" office:value="0.84699454" calcext:value-type="float">
            <text:p>0.84699454</text:p>
          </table:table-cell>
          <table:table-cell table:number-columns-repeated="4"/>
        </table:table-row>
        <table:table-row table:style-name="ro1">
          <table:table-cell office:value-type="float" office:value="0.07322404" calcext:value-type="float">
            <text:p>0.07322404</text:p>
          </table:table-cell>
          <table:table-cell office:value-type="float" office:value="0.98907104" calcext:value-type="float">
            <text:p>0.98907104</text:p>
          </table:table-cell>
          <table:table-cell/>
          <table:table-cell office:value-type="float" office:value="0.16721311" calcext:value-type="float">
            <text:p>0.16721311</text:p>
          </table:table-cell>
          <table:table-cell office:value-type="float" office:value="0.80327869" calcext:value-type="float">
            <text:p>0.80327869</text:p>
          </table:table-cell>
          <table:table-cell table:number-columns-repeated="4"/>
        </table:table-row>
        <table:table-row table:style-name="ro1">
          <table:table-cell office:value-type="float" office:value="0.09071038" calcext:value-type="float">
            <text:p>0.09071038</text:p>
          </table:table-cell>
          <table:table-cell office:value-type="float" office:value="0.95628415" calcext:value-type="float">
            <text:p>0.95628415</text:p>
          </table:table-cell>
          <table:table-cell/>
          <table:table-cell office:value-type="float" office:value="0.22622951" calcext:value-type="float">
            <text:p>0.22622951</text:p>
          </table:table-cell>
          <table:table-cell office:value-type="float" office:value="0.80327869" calcext:value-type="float">
            <text:p>0.80327869</text:p>
          </table:table-cell>
          <table:table-cell table:number-columns-repeated="4"/>
        </table:table-row>
        <table:table-row table:style-name="ro1">
          <table:table-cell office:value-type="float" office:value="0.1431694" calcext:value-type="float">
            <text:p>0.1431694</text:p>
          </table:table-cell>
          <table:table-cell office:value-type="float" office:value="0.95628415" calcext:value-type="float">
            <text:p>0.95628415</text:p>
          </table:table-cell>
          <table:table-cell/>
          <table:table-cell office:value-type="float" office:value="0.16502732" calcext:value-type="float">
            <text:p>0.16502732</text:p>
          </table:table-cell>
          <table:table-cell office:value-type="float" office:value="0.75956284" calcext:value-type="float">
            <text:p>0.75956284</text:p>
          </table:table-cell>
          <table:table-cell table:number-columns-repeated="4"/>
        </table:table-row>
        <table:table-row table:style-name="ro1">
          <table:table-cell office:value-type="float" office:value="0.07322404" calcext:value-type="float">
            <text:p>0.07322404</text:p>
          </table:table-cell>
          <table:table-cell office:value-type="float" office:value="0.93442623" calcext:value-type="float">
            <text:p>0.934426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6612022" calcext:value-type="float">
            <text:p>0.76612022</text:p>
          </table:table-cell>
          <table:table-cell table:number-columns-repeated="4"/>
        </table:table-row>
        <table:table-row table:style-name="ro1">
          <table:table-cell office:value-type="float" office:value="0.09945355" calcext:value-type="float">
            <text:p>0.09945355</text:p>
          </table:table-cell>
          <table:table-cell office:value-type="float" office:value="0.93442623" calcext:value-type="float">
            <text:p>0.93442623</text:p>
          </table:table-cell>
          <table:table-cell/>
          <table:table-cell office:value-type="float" office:value="0.21857923" calcext:value-type="float">
            <text:p>0.21857923</text:p>
          </table:table-cell>
          <table:table-cell office:value-type="float" office:value="0.76612022" calcext:value-type="float">
            <text:p>0.76612022</text:p>
          </table:table-cell>
          <table:table-cell table:number-columns-repeated="4"/>
        </table:table-row>
        <table:table-row table:style-name="ro1">
          <table:table-cell office:value-type="float" office:value="0.10601093" calcext:value-type="float">
            <text:p>0.10601093</text:p>
          </table:table-cell>
          <table:table-cell office:value-type="float" office:value="0.91693989" calcext:value-type="float">
            <text:p>0.91693989</text:p>
          </table:table-cell>
          <table:table-cell/>
          <table:table-cell office:value-type="float" office:value="0.27431694" calcext:value-type="float">
            <text:p>0.27431694</text:p>
          </table:table-cell>
          <table:table-cell office:value-type="float" office:value="0.77704918" calcext:value-type="float">
            <text:p>0.77704918</text:p>
          </table:table-cell>
          <table:table-cell table:number-columns-repeated="4"/>
        </table:table-row>
        <table:table-row table:style-name="ro1">
          <table:table-cell office:value-type="float" office:value="0.14754098" calcext:value-type="float">
            <text:p>0.14754098</text:p>
          </table:table-cell>
          <table:table-cell office:value-type="float" office:value="0.91693989" calcext:value-type="float">
            <text:p>0.91693989</text:p>
          </table:table-cell>
          <table:table-cell/>
          <table:table-cell office:value-type="float" office:value="0.16721311" calcext:value-type="float">
            <text:p>0.16721311</text:p>
          </table:table-cell>
          <table:table-cell office:value-type="float" office:value="0.73770492" calcext:value-type="float">
            <text:p>0.73770492</text:p>
          </table:table-cell>
          <table:table-cell table:number-columns-repeated="4"/>
        </table:table-row>
        <table:table-row table:style-name="ro1">
          <table:table-cell office:value-type="float" office:value="0.08196721" calcext:value-type="float">
            <text:p>0.08196721</text:p>
          </table:table-cell>
          <table:table-cell office:value-type="float" office:value="0.91256831" calcext:value-type="float">
            <text:p>0.91256831</text:p>
          </table:table-cell>
          <table:table-cell/>
          <table:table-cell office:value-type="float" office:value="0.19125683" calcext:value-type="float">
            <text:p>0.19125683</text:p>
          </table:table-cell>
          <table:table-cell office:value-type="float" office:value="0.73770492" calcext:value-type="float">
            <text:p>0.73770492</text:p>
          </table:table-cell>
          <table:table-cell table:number-columns-repeated="4"/>
        </table:table-row>
        <table:table-row table:style-name="ro1">
          <table:table-cell office:value-type="float" office:value="0.10382514" calcext:value-type="float">
            <text:p>0.10382514</text:p>
          </table:table-cell>
          <table:table-cell office:value-type="float" office:value="0.91256831" calcext:value-type="float">
            <text:p>0.91256831</text:p>
          </table:table-cell>
          <table:table-cell/>
          <table:table-cell office:value-type="float" office:value="0.21092896" calcext:value-type="float">
            <text:p>0.21092896</text:p>
          </table:table-cell>
          <table:table-cell office:value-type="float" office:value="0.7420765" calcext:value-type="float">
            <text:p>0.7420765</text:p>
          </table:table-cell>
          <table:table-cell table:number-columns-repeated="4"/>
        </table:table-row>
        <table:table-row table:style-name="ro1">
          <table:table-cell office:value-type="float" office:value="0.10601093" calcext:value-type="float">
            <text:p>0.10601093</text:p>
          </table:table-cell>
          <table:table-cell office:value-type="float" office:value="0.91256831" calcext:value-type="float">
            <text:p>0.91256831</text:p>
          </table:table-cell>
          <table:table-cell/>
          <table:table-cell office:value-type="float" office:value="0.21857923" calcext:value-type="float">
            <text:p>0.21857923</text:p>
          </table:table-cell>
          <table:table-cell office:value-type="float" office:value="0.74644809" calcext:value-type="float">
            <text:p>0.74644809</text:p>
          </table:table-cell>
          <table:table-cell table:number-columns-repeated="4"/>
        </table:table-row>
        <table:table-row table:style-name="ro1">
          <table:table-cell office:value-type="float" office:value="0.1147541" calcext:value-type="float">
            <text:p>0.1147541</text:p>
          </table:table-cell>
          <table:table-cell office:value-type="float" office:value="0.91256831" calcext:value-type="float">
            <text:p>0.91256831</text:p>
          </table:table-cell>
          <table:table-cell/>
          <table:table-cell office:value-type="float" office:value="0.22185792" calcext:value-type="float">
            <text:p>0.22185792</text:p>
          </table:table-cell>
          <table:table-cell office:value-type="float" office:value="0.73770492" calcext:value-type="float">
            <text:p>0.73770492</text:p>
          </table:table-cell>
          <table:table-cell table:number-columns-repeated="4"/>
        </table:table-row>
        <table:table-row table:style-name="ro1">
          <table:table-cell office:value-type="float" office:value="0.04918033" calcext:value-type="float">
            <text:p>0.04918033</text:p>
          </table:table-cell>
          <table:table-cell office:value-type="float" office:value="0.86885246" calcext:value-type="float">
            <text:p>0.86885246</text:p>
          </table:table-cell>
          <table:table-cell/>
          <table:table-cell office:value-type="float" office:value="0.16502732" calcext:value-type="float">
            <text:p>0.16502732</text:p>
          </table:table-cell>
          <table:table-cell office:value-type="float" office:value="0.72021858" calcext:value-type="float">
            <text:p>0.72021858</text:p>
          </table:table-cell>
          <table:table-cell table:number-columns-repeated="4"/>
        </table:table-row>
        <table:table-row table:style-name="ro1">
          <table:table-cell office:value-type="float" office:value="0.06666667" calcext:value-type="float">
            <text:p>0.06666667</text:p>
          </table:table-cell>
          <table:table-cell office:value-type="float" office:value="0.87322404" calcext:value-type="float">
            <text:p>0.87322404</text:p>
          </table:table-cell>
          <table:table-cell/>
          <table:table-cell office:value-type="float" office:value="0.17814208" calcext:value-type="float">
            <text:p>0.17814208</text:p>
          </table:table-cell>
          <table:table-cell office:value-type="float" office:value="0.72021858" calcext:value-type="float">
            <text:p>0.72021858</text:p>
          </table:table-cell>
          <table:table-cell table:number-columns-repeated="4"/>
        </table:table-row>
        <table:table-row table:style-name="ro1">
          <table:table-cell office:value-type="float" office:value="0.07103825" calcext:value-type="float">
            <text:p>0.07103825</text:p>
          </table:table-cell>
          <table:table-cell office:value-type="float" office:value="0.86885246" calcext:value-type="float">
            <text:p>0.86885246</text:p>
          </table:table-cell>
          <table:table-cell/>
          <table:table-cell office:value-type="float" office:value="0.20874317" calcext:value-type="float">
            <text:p>0.20874317</text:p>
          </table:table-cell>
          <table:table-cell office:value-type="float" office:value="0.72021858" calcext:value-type="float">
            <text:p>0.72021858</text:p>
          </table:table-cell>
          <table:table-cell table:number-columns-repeated="4"/>
        </table:table-row>
        <table:table-row table:style-name="ro1">
          <table:table-cell office:value-type="float" office:value="0.07103825" calcext:value-type="float">
            <text:p>0.07103825</text:p>
          </table:table-cell>
          <table:table-cell office:value-type="float" office:value="0.85136612" calcext:value-type="float">
            <text:p>0.85136612</text:p>
          </table:table-cell>
          <table:table-cell/>
          <table:table-cell office:value-type="float" office:value="0.21748634" calcext:value-type="float">
            <text:p>0.21748634</text:p>
          </table:table-cell>
          <table:table-cell office:value-type="float" office:value="0.71803279" calcext:value-type="float">
            <text:p>0.71803279</text:p>
          </table:table-cell>
          <table:table-cell table:number-columns-repeated="4"/>
        </table:table-row>
        <table:table-row table:style-name="ro1">
          <table:table-cell office:value-type="float" office:value="0.04918033" calcext:value-type="float">
            <text:p>0.04918033</text:p>
          </table:table-cell>
          <table:table-cell office:value-type="float" office:value="0.84699454" calcext:value-type="float">
            <text:p>0.84699454</text:p>
          </table:table-cell>
          <table:table-cell/>
          <table:table-cell office:value-type="float" office:value="0.2568306" calcext:value-type="float">
            <text:p>0.2568306</text:p>
          </table:table-cell>
          <table:table-cell office:value-type="float" office:value="0.74863388" calcext:value-type="float">
            <text:p>0.74863388</text:p>
          </table:table-cell>
          <table:table-cell table:number-columns-repeated="4"/>
        </table:table-row>
        <table:table-row table:style-name="ro1">
          <table:table-cell office:value-type="float" office:value="0.08852459" calcext:value-type="float">
            <text:p>0.08852459</text:p>
          </table:table-cell>
          <table:table-cell office:value-type="float" office:value="0.84699454" calcext:value-type="float">
            <text:p>0.84699454</text:p>
          </table:table-cell>
          <table:table-cell/>
          <table:table-cell office:value-type="float" office:value="0.14754098" calcext:value-type="float">
            <text:p>0.14754098</text:p>
          </table:table-cell>
          <table:table-cell office:value-type="float" office:value="0.66994536" calcext:value-type="float">
            <text:p>0.66994536</text:p>
          </table:table-cell>
          <table:table-cell table:number-columns-repeated="4"/>
        </table:table-row>
        <table:table-row table:style-name="ro1">
          <table:table-cell office:value-type="float" office:value="0.1147541" calcext:value-type="float">
            <text:p>0.1147541</text:p>
          </table:table-cell>
          <table:table-cell office:value-type="float" office:value="0.84699454" calcext:value-type="float">
            <text:p>0.84699454</text:p>
          </table:table-cell>
          <table:table-cell/>
          <table:table-cell office:value-type="float" office:value="0.17595628" calcext:value-type="float">
            <text:p>0.17595628</text:p>
          </table:table-cell>
          <table:table-cell office:value-type="float" office:value="0.70054645" calcext:value-type="float">
            <text:p>0.700546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420765" calcext:value-type="float">
            <text:p>0.81420765</text:p>
          </table:table-cell>
          <table:table-cell/>
          <table:table-cell office:value-type="float" office:value="0.18688525" calcext:value-type="float">
            <text:p>0.18688525</text:p>
          </table:table-cell>
          <table:table-cell office:value-type="float" office:value="0.69617486" calcext:value-type="float">
            <text:p>0.69617486</text:p>
          </table:table-cell>
          <table:table-cell table:number-columns-repeated="4"/>
        </table:table-row>
        <table:table-row table:style-name="ro1">
          <table:table-cell office:value-type="float" office:value="0.0557377" calcext:value-type="float">
            <text:p>0.0557377</text:p>
          </table:table-cell>
          <table:table-cell office:value-type="float" office:value="0.8273224" calcext:value-type="float">
            <text:p>0.8273224</text:p>
          </table:table-cell>
          <table:table-cell/>
          <table:table-cell office:value-type="float" office:value="0.19125683" calcext:value-type="float">
            <text:p>0.19125683</text:p>
          </table:table-cell>
          <table:table-cell office:value-type="float" office:value="0.70054645" calcext:value-type="float">
            <text:p>0.70054645</text:p>
          </table:table-cell>
          <table:table-cell table:number-columns-repeated="4"/>
        </table:table-row>
        <table:table-row table:style-name="ro1">
          <table:table-cell office:value-type="float" office:value="0.06448087" calcext:value-type="float">
            <text:p>0.06448087</text:p>
          </table:table-cell>
          <table:table-cell office:value-type="float" office:value="0.82513661" calcext:value-type="float">
            <text:p>0.82513661</text:p>
          </table:table-cell>
          <table:table-cell/>
          <table:table-cell office:value-type="float" office:value="0.20874317" calcext:value-type="float">
            <text:p>0.20874317</text:p>
          </table:table-cell>
          <table:table-cell office:value-type="float" office:value="0.69836066" calcext:value-type="float">
            <text:p>0.69836066</text:p>
          </table:table-cell>
          <table:table-cell table:number-columns-repeated="4"/>
        </table:table-row>
        <table:table-row table:style-name="ro1">
          <table:table-cell office:value-type="float" office:value="0.09289617" calcext:value-type="float">
            <text:p>0.09289617</text:p>
          </table:table-cell>
          <table:table-cell office:value-type="float" office:value="0.8273224" calcext:value-type="float">
            <text:p>0.8273224</text:p>
          </table:table-cell>
          <table:table-cell/>
          <table:table-cell office:value-type="float" office:value="0.24153005" calcext:value-type="float">
            <text:p>0.24153005</text:p>
          </table:table-cell>
          <table:table-cell office:value-type="float" office:value="0.69398907" calcext:value-type="float">
            <text:p>0.69398907</text:p>
          </table:table-cell>
          <table:table-cell table:number-columns-repeated="4"/>
        </table:table-row>
        <table:table-row table:style-name="ro1">
          <table:table-cell office:value-type="float" office:value="0.1147541" calcext:value-type="float">
            <text:p>0.1147541</text:p>
          </table:table-cell>
          <table:table-cell office:value-type="float" office:value="0.8295082" calcext:value-type="float">
            <text:p>0.8295082</text:p>
          </table:table-cell>
          <table:table-cell/>
          <table:table-cell office:value-type="float" office:value="0.2568306" calcext:value-type="float">
            <text:p>0.2568306</text:p>
          </table:table-cell>
          <table:table-cell office:value-type="float" office:value="0.70491803" calcext:value-type="float">
            <text:p>0.70491803</text:p>
          </table:table-cell>
          <table:table-cell table:number-columns-repeated="4"/>
        </table:table-row>
        <table:table-row table:style-name="ro1">
          <table:table-cell office:value-type="float" office:value="0.07540984" calcext:value-type="float">
            <text:p>0.07540984</text:p>
          </table:table-cell>
          <table:table-cell office:value-type="float" office:value="0.80765027" calcext:value-type="float">
            <text:p>0.80765027</text:p>
          </table:table-cell>
          <table:table-cell/>
          <table:table-cell office:value-type="float" office:value="0.15409836" calcext:value-type="float">
            <text:p>0.15409836</text:p>
          </table:table-cell>
          <table:table-cell office:value-type="float" office:value="0.65464481" calcext:value-type="float">
            <text:p>0.65464481</text:p>
          </table:table-cell>
          <table:table-cell table:number-columns-repeated="4"/>
        </table:table-row>
        <table:table-row table:style-name="ro1">
          <table:table-cell office:value-type="float" office:value="0.09289617" calcext:value-type="float">
            <text:p>0.09289617</text:p>
          </table:table-cell>
          <table:table-cell office:value-type="float" office:value="0.81857923" calcext:value-type="float">
            <text:p>0.81857923</text:p>
          </table:table-cell>
          <table:table-cell/>
          <table:table-cell office:value-type="float" office:value="0.19125683" calcext:value-type="float">
            <text:p>0.19125683</text:p>
          </table:table-cell>
          <table:table-cell office:value-type="float" office:value="0.65245902" calcext:value-type="float">
            <text:p>0.65245902</text:p>
          </table:table-cell>
          <table:table-cell table:number-columns-repeated="4"/>
        </table:table-row>
        <table:table-row table:style-name="ro1">
          <table:table-cell office:value-type="float" office:value="0.10819672" calcext:value-type="float">
            <text:p>0.10819672</text:p>
          </table:table-cell>
          <table:table-cell office:value-type="float" office:value="0.82076503" calcext:value-type="float">
            <text:p>0.82076503</text:p>
          </table:table-cell>
          <table:table-cell/>
          <table:table-cell office:value-type="float" office:value="0.24043716" calcext:value-type="float">
            <text:p>0.24043716</text:p>
          </table:table-cell>
          <table:table-cell office:value-type="float" office:value="0.69180328" calcext:value-type="float">
            <text:p>0.69180328</text:p>
          </table:table-cell>
          <table:table-cell table:number-columns-repeated="4"/>
        </table:table-row>
        <table:table-row table:style-name="ro1">
          <table:table-cell office:value-type="float" office:value="0.13442623" calcext:value-type="float">
            <text:p>0.13442623</text:p>
          </table:table-cell>
          <table:table-cell office:value-type="float" office:value="0.81857923" calcext:value-type="float">
            <text:p>0.81857923</text:p>
          </table:table-cell>
          <table:table-cell/>
          <table:table-cell office:value-type="float" office:value="0.08196721" calcext:value-type="float">
            <text:p>0.08196721</text:p>
          </table:table-cell>
          <table:table-cell office:value-type="float" office:value="0.72677596" calcext:value-type="float">
            <text:p>0.72677596</text:p>
          </table:table-cell>
          <table:table-cell table:number-columns-repeated="4"/>
        </table:table-row>
        <table:table-row table:style-name="ro1">
          <table:table-cell office:value-type="float" office:value="0.12349727" calcext:value-type="float">
            <text:p>0.12349727</text:p>
          </table:table-cell>
          <table:table-cell office:value-type="float" office:value="0.80327869" calcext:value-type="float">
            <text:p>0.80327869</text:p>
          </table:table-cell>
          <table:table-cell/>
          <table:table-cell office:value-type="float" office:value="0.13661202" calcext:value-type="float">
            <text:p>0.13661202</text:p>
          </table:table-cell>
          <table:table-cell office:value-type="float" office:value="0.66120219" calcext:value-type="float">
            <text:p>0.66120219</text:p>
          </table:table-cell>
          <table:table-cell/>
          <table:table-cell table:style-name="ce14" office:value-type="string" calcext:value-type="string" table:number-columns-spanned="2" table:number-rows-spanned="1">
            <text:p>Normalized Class Bound</text:p>
          </table:table-cell>
          <table:covered-table-cell table:style-name="ce4"/>
          <table:table-cell/>
        </table:table-row>
        <table:table-row table:style-name="ro1">
          <table:table-cell office:value-type="float" office:value="0.12786885" calcext:value-type="float">
            <text:p>0.12786885</text:p>
          </table:table-cell>
          <table:table-cell office:value-type="float" office:value="0.80546448" calcext:value-type="float">
            <text:p>0.80546448</text:p>
          </table:table-cell>
          <table:table-cell/>
          <table:table-cell office:value-type="float" office:value="0.14098361" calcext:value-type="float">
            <text:p>0.14098361</text:p>
          </table:table-cell>
          <table:table-cell office:value-type="float" office:value="0.66338798" calcext:value-type="float">
            <text:p>0.66338798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.16065574" calcext:value-type="float">
            <text:p>0.16065574</text:p>
          </table:table-cell>
          <table:table-cell office:value-type="float" office:value="0.80765027" calcext:value-type="float">
            <text:p>0.80765027</text:p>
          </table:table-cell>
          <table:table-cell/>
          <table:table-cell office:value-type="float" office:value="0.18032787" calcext:value-type="float">
            <text:p>0.18032787</text:p>
          </table:table-cell>
          <table:table-cell office:value-type="float" office:value="0.66338798" calcext:value-type="float">
            <text:p>0.66338798</text:p>
          </table:table-cell>
          <table:table-cell/>
          <table:table-cell office:value-type="float" office:value="0.07103825136612" calcext:value-type="float">
            <text:p>0.07103825136612</text:p>
          </table:table-cell>
          <table:table-cell table:formula="of:=(52.29/19.34)*[.G34] + (6.83/19.34)" office:value-type="float" office:value="0.545221828538491" calcext:value-type="float">
            <text:p>0.545221828538491</text:p>
          </table:table-cell>
          <table:table-cell/>
        </table:table-row>
        <table:table-row table:style-name="ro1">
          <table:table-cell office:value-type="float" office:value="0.09289617" calcext:value-type="float">
            <text:p>0.09289617</text:p>
          </table:table-cell>
          <table:table-cell office:value-type="float" office:value="0.78360656" calcext:value-type="float">
            <text:p>0.78360656</text:p>
          </table:table-cell>
          <table:table-cell/>
          <table:table-cell office:value-type="float" office:value="0.20218579" calcext:value-type="float">
            <text:p>0.20218579</text:p>
          </table:table-cell>
          <table:table-cell office:value-type="float" office:value="0.66338798" calcext:value-type="float">
            <text:p>0.66338798</text:p>
          </table:table-cell>
          <table:table-cell/>
          <table:table-cell office:value-type="float" office:value="0.075409836065574" calcext:value-type="float">
            <text:p>0.075409836065574</text:p>
          </table:table-cell>
          <table:table-cell table:formula="of:=(52.29/19.34)*[.G35] + (6.83/19.34)" office:value-type="float" office:value="0.557041381999424" calcext:value-type="float">
            <text:p>0.557041381999424</text:p>
          </table:table-cell>
          <table:table-cell/>
        </table:table-row>
        <table:table-row table:style-name="ro1">
          <table:table-cell office:value-type="float" office:value="0.03825137" calcext:value-type="float">
            <text:p>0.03825137</text:p>
          </table:table-cell>
          <table:table-cell office:value-type="float" office:value="0.75300546" calcext:value-type="float">
            <text:p>0.75300546</text:p>
          </table:table-cell>
          <table:table-cell/>
          <table:table-cell office:value-type="float" office:value="0.21311475" calcext:value-type="float">
            <text:p>0.21311475</text:p>
          </table:table-cell>
          <table:table-cell office:value-type="float" office:value="0.66120219" calcext:value-type="float">
            <text:p>0.66120219</text:p>
          </table:table-cell>
          <table:table-cell/>
          <table:table-cell office:value-type="float" office:value="0.079781420765027" calcext:value-type="float">
            <text:p>0.079781420765027</text:p>
          </table:table-cell>
          <table:table-cell table:formula="of:=(52.29/19.34)*[.G36] + (6.83/19.34)" office:value-type="float" office:value="0.568860935460355" calcext:value-type="float">
            <text:p>0.568860935460355</text:p>
          </table:table-cell>
          <table:table-cell/>
        </table:table-row>
        <table:table-row table:style-name="ro1">
          <table:table-cell office:value-type="float" office:value="0.06010929" calcext:value-type="float">
            <text:p>0.06010929</text:p>
          </table:table-cell>
          <table:table-cell office:value-type="float" office:value="0.75737705" calcext:value-type="float">
            <text:p>0.75737705</text:p>
          </table:table-cell>
          <table:table-cell/>
          <table:table-cell office:value-type="float" office:value="0.21857923" calcext:value-type="float">
            <text:p>0.21857923</text:p>
          </table:table-cell>
          <table:table-cell office:value-type="float" office:value="0.65901639" calcext:value-type="float">
            <text:p>0.65901639</text:p>
          </table:table-cell>
          <table:table-cell/>
          <table:table-cell office:value-type="float" office:value="0.084153005464481" calcext:value-type="float">
            <text:p>0.084153005464481</text:p>
          </table:table-cell>
          <table:table-cell table:formula="of:=(52.29/19.34)*[.G37] + (6.83/19.34)" office:value-type="float" office:value="0.580680488921288" calcext:value-type="float">
            <text:p>0.580680488921288</text:p>
          </table:table-cell>
          <table:table-cell/>
        </table:table-row>
        <table:table-row table:style-name="ro1">
          <table:table-cell office:value-type="float" office:value="0.06885246" calcext:value-type="float">
            <text:p>0.06885246</text:p>
          </table:table-cell>
          <table:table-cell office:value-type="float" office:value="0.75737705" calcext:value-type="float">
            <text:p>0.75737705</text:p>
          </table:table-cell>
          <table:table-cell/>
          <table:table-cell office:value-type="float" office:value="0.22404372" calcext:value-type="float">
            <text:p>0.22404372</text:p>
          </table:table-cell>
          <table:table-cell office:value-type="float" office:value="0.65464481" calcext:value-type="float">
            <text:p>0.65464481</text:p>
          </table:table-cell>
          <table:table-cell/>
          <table:table-cell office:value-type="float" office:value="0.088524590163935" calcext:value-type="float">
            <text:p>0.088524590163935</text:p>
          </table:table-cell>
          <table:table-cell table:formula="of:=(52.29/19.34)*[.G38] + (6.83/19.34)" office:value-type="float" office:value="0.592500042382221" calcext:value-type="float">
            <text:p>0.592500042382221</text:p>
          </table:table-cell>
          <table:table-cell/>
        </table:table-row>
        <table:table-row table:style-name="ro1">
          <table:table-cell office:value-type="float" office:value="0.07540984" calcext:value-type="float">
            <text:p>0.07540984</text:p>
          </table:table-cell>
          <table:table-cell office:value-type="float" office:value="0.76393443" calcext:value-type="float">
            <text:p>0.76393443</text:p>
          </table:table-cell>
          <table:table-cell/>
          <table:table-cell office:value-type="float" office:value="0.15409836" calcext:value-type="float">
            <text:p>0.15409836</text:p>
          </table:table-cell>
          <table:table-cell office:value-type="float" office:value="0.65027322" calcext:value-type="float">
            <text:p>0.65027322</text:p>
          </table:table-cell>
          <table:table-cell/>
          <table:table-cell office:value-type="float" office:value="0.092896174863388" calcext:value-type="float">
            <text:p>0.092896174863388</text:p>
          </table:table-cell>
          <table:table-cell table:formula="of:=(52.29/19.34)*[.G39] + (6.83/19.34)" office:value-type="float" office:value="0.604319595843152" calcext:value-type="float">
            <text:p>0.604319595843152</text:p>
          </table:table-cell>
          <table:table-cell/>
        </table:table-row>
        <table:table-row table:style-name="ro1">
          <table:table-cell office:value-type="float" office:value="0.0863388" calcext:value-type="float">
            <text:p>0.0863388</text:p>
          </table:table-cell>
          <table:table-cell office:value-type="float" office:value="0.76830601" calcext:value-type="float">
            <text:p>0.76830601</text:p>
          </table:table-cell>
          <table:table-cell/>
          <table:table-cell office:value-type="float" office:value="0.15846995" calcext:value-type="float">
            <text:p>0.15846995</text:p>
          </table:table-cell>
          <table:table-cell office:value-type="float" office:value="0.63497268" calcext:value-type="float">
            <text:p>0.63497268</text:p>
          </table:table-cell>
          <table:table-cell/>
          <table:table-cell office:value-type="float" office:value="0.097267759562842" calcext:value-type="float">
            <text:p>0.097267759562842</text:p>
          </table:table-cell>
          <table:table-cell table:formula="of:=(52.29/19.34)*[.G40] + (6.83/19.34)" office:value-type="float" office:value="0.616139149304085" calcext:value-type="float">
            <text:p>0.616139149304085</text:p>
          </table:table-cell>
          <table:table-cell/>
        </table:table-row>
        <table:table-row table:style-name="ro1">
          <table:table-cell office:value-type="float" office:value="0.09945355" calcext:value-type="float">
            <text:p>0.09945355</text:p>
          </table:table-cell>
          <table:table-cell office:value-type="float" office:value="0.76612022" calcext:value-type="float">
            <text:p>0.76612022</text:p>
          </table:table-cell>
          <table:table-cell/>
          <table:table-cell office:value-type="float" office:value="0.16065574" calcext:value-type="float">
            <text:p>0.16065574</text:p>
          </table:table-cell>
          <table:table-cell office:value-type="float" office:value="0.63278689" calcext:value-type="float">
            <text:p>0.63278689</text:p>
          </table:table-cell>
          <table:table-cell/>
          <table:table-cell office:value-type="float" office:value="0.101639344262295" calcext:value-type="float">
            <text:p>0.101639344262295</text:p>
          </table:table-cell>
          <table:table-cell table:formula="of:=(52.29/19.34)*[.G41] + (6.83/19.34)" office:value-type="float" office:value="0.627958702765016" calcext:value-type="float">
            <text:p>0.627958702765016</text:p>
          </table:table-cell>
          <table:table-cell/>
        </table:table-row>
        <table:table-row table:style-name="ro1">
          <table:table-cell office:value-type="float" office:value="0.09945355" calcext:value-type="float">
            <text:p>0.09945355</text:p>
          </table:table-cell>
          <table:table-cell office:value-type="float" office:value="0.76393443" calcext:value-type="float">
            <text:p>0.76393443</text:p>
          </table:table-cell>
          <table:table-cell/>
          <table:table-cell office:value-type="float" office:value="0.1715847" calcext:value-type="float">
            <text:p>0.1715847</text:p>
          </table:table-cell>
          <table:table-cell office:value-type="float" office:value="0.63278689" calcext:value-type="float">
            <text:p>0.63278689</text:p>
          </table:table-cell>
          <table:table-cell/>
          <table:table-cell office:value-type="float" office:value="0.106010928961749" calcext:value-type="float">
            <text:p>0.106010928961749</text:p>
          </table:table-cell>
          <table:table-cell table:formula="of:=(52.29/19.34)*[.G42] + (6.83/19.34)" office:value-type="float" office:value="0.639778256225949" calcext:value-type="float">
            <text:p>0.639778256225949</text:p>
          </table:table-cell>
          <table:table-cell/>
        </table:table-row>
        <table:table-row table:style-name="ro1">
          <table:table-cell office:value-type="float" office:value="0.11256831" calcext:value-type="float">
            <text:p>0.11256831</text:p>
          </table:table-cell>
          <table:table-cell office:value-type="float" office:value="0.76830601" calcext:value-type="float">
            <text:p>0.768306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3278689" calcext:value-type="float">
            <text:p>0.63278689</text:p>
          </table:table-cell>
          <table:table-cell/>
          <table:table-cell office:value-type="float" office:value="0.110382513661202" calcext:value-type="float">
            <text:p>0.110382513661202</text:p>
          </table:table-cell>
          <table:table-cell table:formula="of:=(52.29/19.34)*[.G43] + (6.83/19.34)" office:value-type="float" office:value="0.65159780968688" calcext:value-type="float">
            <text:p>0.65159780968688</text:p>
          </table:table-cell>
          <table:table-cell/>
        </table:table-row>
        <table:table-row table:style-name="ro1">
          <table:table-cell office:value-type="float" office:value="0.14972678" calcext:value-type="float">
            <text:p>0.14972678</text:p>
          </table:table-cell>
          <table:table-cell office:value-type="float" office:value="0.76393443" calcext:value-type="float">
            <text:p>0.76393443</text:p>
          </table:table-cell>
          <table:table-cell/>
          <table:table-cell office:value-type="float" office:value="0.11912568" calcext:value-type="float">
            <text:p>0.11912568</text:p>
          </table:table-cell>
          <table:table-cell office:value-type="float" office:value="0.6284153" calcext:value-type="float">
            <text:p>0.6284153</text:p>
          </table:table-cell>
          <table:table-cell/>
          <table:table-cell office:value-type="float" office:value="0.114754098360656" calcext:value-type="float">
            <text:p>0.114754098360656</text:p>
          </table:table-cell>
          <table:table-cell table:formula="of:=(52.29/19.34)*[.G44] + (6.83/19.34)" office:value-type="float" office:value="0.663417363147813" calcext:value-type="float">
            <text:p>0.663417363147813</text:p>
          </table:table-cell>
          <table:table-cell/>
        </table:table-row>
        <table:table-row table:style-name="ro1">
          <table:table-cell office:value-type="float" office:value="0.11693989" calcext:value-type="float">
            <text:p>0.11693989</text:p>
          </table:table-cell>
          <table:table-cell office:value-type="float" office:value="0.84480874" calcext:value-type="float">
            <text:p>0.84480874</text:p>
          </table:table-cell>
          <table:table-cell/>
          <table:table-cell office:value-type="float" office:value="0.13879781" calcext:value-type="float">
            <text:p>0.13879781</text:p>
          </table:table-cell>
          <table:table-cell office:value-type="float" office:value="0.63715847" calcext:value-type="float">
            <text:p>0.63715847</text:p>
          </table:table-cell>
          <table:table-cell/>
          <table:table-cell office:value-type="float" office:value="0.119125683060109" calcext:value-type="float">
            <text:p>0.119125683060109</text:p>
          </table:table-cell>
          <table:table-cell table:formula="of:=(52.29/19.34)*[.G45] + (6.83/19.34)" office:value-type="float" office:value="0.675236916608744" calcext:value-type="float">
            <text:p>0.675236916608744</text:p>
          </table:table-cell>
          <table:table-cell/>
        </table:table-row>
        <table:table-row table:style-name="ro1">
          <table:table-cell office:value-type="float" office:value="0.12349727" calcext:value-type="float">
            <text:p>0.12349727</text:p>
          </table:table-cell>
          <table:table-cell office:value-type="float" office:value="0.75519126" calcext:value-type="float">
            <text:p>0.75519126</text:p>
          </table:table-cell>
          <table:table-cell/>
          <table:table-cell office:value-type="float" office:value="0.15628415" calcext:value-type="float">
            <text:p>0.15628415</text:p>
          </table:table-cell>
          <table:table-cell office:value-type="float" office:value="0.63060109" calcext:value-type="float">
            <text:p>0.63060109</text:p>
          </table:table-cell>
          <table:table-cell/>
          <table:table-cell office:value-type="float" office:value="0.123497267759563" calcext:value-type="float">
            <text:p>0.123497267759563</text:p>
          </table:table-cell>
          <table:table-cell table:formula="of:=(52.29/19.34)*[.G46] + (6.83/19.34)" office:value-type="float" office:value="0.687056470069677" calcext:value-type="float">
            <text:p>0.687056470069677</text:p>
          </table:table-cell>
          <table:table-cell/>
        </table:table-row>
        <table:table-row table:style-name="ro1">
          <table:table-cell office:value-type="float" office:value="0.13005464" calcext:value-type="float">
            <text:p>0.13005464</text:p>
          </table:table-cell>
          <table:table-cell office:value-type="float" office:value="0.74644809" calcext:value-type="float">
            <text:p>0.7464480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2622951" calcext:value-type="float">
            <text:p>0.62622951</text:p>
          </table:table-cell>
          <table:table-cell/>
          <table:table-cell office:value-type="float" office:value="0.127868852459016" calcext:value-type="float">
            <text:p>0.127868852459016</text:p>
          </table:table-cell>
          <table:table-cell table:formula="of:=(52.29/19.34)*[.G47] + (6.83/19.34)" office:value-type="float" office:value="0.698876023530607" calcext:value-type="float">
            <text:p>0.698876023530607</text:p>
          </table:table-cell>
          <table:table-cell/>
        </table:table-row>
        <table:table-row table:style-name="ro1">
          <table:table-cell office:value-type="float" office:value="0.13442623" calcext:value-type="float">
            <text:p>0.13442623</text:p>
          </table:table-cell>
          <table:table-cell office:value-type="float" office:value="0.75300546" calcext:value-type="float">
            <text:p>0.75300546</text:p>
          </table:table-cell>
          <table:table-cell/>
          <table:table-cell office:value-type="float" office:value="0.21311475" calcext:value-type="float">
            <text:p>0.21311475</text:p>
          </table:table-cell>
          <table:table-cell office:value-type="float" office:value="0.6284153" calcext:value-type="float">
            <text:p>0.6284153</text:p>
          </table:table-cell>
          <table:table-cell/>
          <table:table-cell office:value-type="float" office:value="0.13224043715847" calcext:value-type="float">
            <text:p>0.13224043715847</text:p>
          </table:table-cell>
          <table:table-cell table:formula="of:=(52.29/19.34)*[.G48] + (6.83/19.34)" office:value-type="float" office:value="0.710695576991541" calcext:value-type="float">
            <text:p>0.710695576991541</text:p>
          </table:table-cell>
          <table:table-cell/>
        </table:table-row>
        <table:table-row table:style-name="ro1">
          <table:table-cell office:value-type="float" office:value="0.11912568" calcext:value-type="float">
            <text:p>0.11912568</text:p>
          </table:table-cell>
          <table:table-cell office:value-type="float" office:value="0.68961749" calcext:value-type="float">
            <text:p>0.68961749</text:p>
          </table:table-cell>
          <table:table-cell/>
          <table:table-cell office:value-type="float" office:value="0.13114754" calcext:value-type="float">
            <text:p>0.13114754</text:p>
          </table:table-cell>
          <table:table-cell office:value-type="float" office:value="0.60655738" calcext:value-type="float">
            <text:p>0.60655738</text:p>
          </table:table-cell>
          <table:table-cell/>
          <table:table-cell office:value-type="float" office:value="0.136612021857924" calcext:value-type="float">
            <text:p>0.136612021857924</text:p>
          </table:table-cell>
          <table:table-cell table:formula="of:=(52.29/19.34)*[.G49] + (6.83/19.34)" office:value-type="float" office:value="0.722515130452474" calcext:value-type="float">
            <text:p>0.722515130452474</text:p>
          </table:table-cell>
          <table:table-cell/>
        </table:table-row>
        <table:table-row table:style-name="ro1">
          <table:table-cell office:value-type="float" office:value="0.1431694" calcext:value-type="float">
            <text:p>0.1431694</text:p>
          </table:table-cell>
          <table:table-cell office:value-type="float" office:value="0.72021858" calcext:value-type="float">
            <text:p>0.72021858</text:p>
          </table:table-cell>
          <table:table-cell/>
          <table:table-cell office:value-type="float" office:value="0.13442623" calcext:value-type="float">
            <text:p>0.13442623</text:p>
          </table:table-cell>
          <table:table-cell office:value-type="float" office:value="0.59125683" calcext:value-type="float">
            <text:p>0.59125683</text:p>
          </table:table-cell>
          <table:table-cell/>
          <table:table-cell office:value-type="float" office:value="0.140983606557377" calcext:value-type="float">
            <text:p>0.140983606557377</text:p>
          </table:table-cell>
          <table:table-cell table:formula="of:=(52.29/19.34)*[.G50] + (6.83/19.34)" office:value-type="float" office:value="0.734334683913405" calcext:value-type="float">
            <text:p>0.734334683913405</text:p>
          </table:table-cell>
          <table:table-cell/>
        </table:table-row>
        <table:table-row table:style-name="ro1">
          <table:table-cell office:value-type="float" office:value="0.16065574" calcext:value-type="float">
            <text:p>0.16065574</text:p>
          </table:table-cell>
          <table:table-cell office:value-type="float" office:value="0.69617486" calcext:value-type="float">
            <text:p>0.69617486</text:p>
          </table:table-cell>
          <table:table-cell/>
          <table:table-cell office:value-type="float" office:value="0.15191257" calcext:value-type="float">
            <text:p>0.15191257</text:p>
          </table:table-cell>
          <table:table-cell office:value-type="float" office:value="0.54972678" calcext:value-type="float">
            <text:p>0.54972678</text:p>
          </table:table-cell>
          <table:table-cell/>
          <table:table-cell office:value-type="float" office:value="0.145355191256831" calcext:value-type="float">
            <text:p>0.145355191256831</text:p>
          </table:table-cell>
          <table:table-cell table:formula="of:=(52.29/19.34)*[.G51] + (6.83/19.34)" office:value-type="float" office:value="0.746154237374338" calcext:value-type="float">
            <text:p>0.746154237374338</text:p>
          </table:table-cell>
          <table:table-cell/>
        </table:table-row>
        <table:table-row table:style-name="ro1">
          <table:table-cell office:value-type="float" office:value="0.18251366" calcext:value-type="float">
            <text:p>0.18251366</text:p>
          </table:table-cell>
          <table:table-cell office:value-type="float" office:value="0.66557377" calcext:value-type="float">
            <text:p>0.66557377</text:p>
          </table:table-cell>
          <table:table-cell/>
          <table:table-cell office:value-type="float" office:value="0.21748634" calcext:value-type="float">
            <text:p>0.21748634</text:p>
          </table:table-cell>
          <table:table-cell office:value-type="float" office:value="0.5431694" calcext:value-type="float">
            <text:p>0.5431694</text:p>
          </table:table-cell>
          <table:table-cell/>
          <table:table-cell office:value-type="float" office:value="0.149726775956284" calcext:value-type="float">
            <text:p>0.149726775956284</text:p>
          </table:table-cell>
          <table:table-cell table:formula="of:=(52.29/19.34)*[.G52] + (6.83/19.34)" office:value-type="float" office:value="0.757973790835268" calcext:value-type="float">
            <text:p>0.757973790835268</text:p>
          </table:table-cell>
          <table:table-cell/>
        </table:table-row>
        <table:table-row table:style-name="ro1">
          <table:table-cell office:value-type="float" office:value="0.09289617" calcext:value-type="float">
            <text:p>0.09289617</text:p>
          </table:table-cell>
          <table:table-cell office:value-type="float" office:value="0.82513661" calcext:value-type="float">
            <text:p>0.82513661</text:p>
          </table:table-cell>
          <table:table-cell/>
          <table:table-cell office:value-type="float" office:value="0.1431694" calcext:value-type="float">
            <text:p>0.1431694</text:p>
          </table:table-cell>
          <table:table-cell office:value-type="float" office:value="0.71803279" calcext:value-type="float">
            <text:p>0.71803279</text:p>
          </table:table-cell>
          <table:table-cell/>
          <table:table-cell office:value-type="float" office:value="0.154098360655738" calcext:value-type="float">
            <text:p>0.154098360655738</text:p>
          </table:table-cell>
          <table:table-cell table:formula="of:=(52.29/19.34)*[.G53] + (6.83/19.34)" office:value-type="float" office:value="0.769793344296202" calcext:value-type="float">
            <text:p>0.7697933442962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58469945355191" calcext:value-type="float">
            <text:p>0.158469945355191</text:p>
          </table:table-cell>
          <table:table-cell table:formula="of:=(52.29/19.34)*[.G54] + (6.83/19.34)" office:value-type="float" office:value="0.781612897757132" calcext:value-type="float">
            <text:p>0.7816128977571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62841530054645" calcext:value-type="float">
            <text:p>0.162841530054645</text:p>
          </table:table-cell>
          <table:table-cell table:formula="of:=(52.29/19.34)*[.G55] + (6.83/19.34)" office:value-type="float" office:value="0.793432451218065" calcext:value-type="float">
            <text:p>0.7934324512180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67213114754098" calcext:value-type="float">
            <text:p>0.167213114754098</text:p>
          </table:table-cell>
          <table:table-cell table:formula="of:=(52.29/19.34)*[.G56] + (6.83/19.34)" office:value-type="float" office:value="0.805252004678996" calcext:value-type="float">
            <text:p>0.8052520046789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71584699453552" calcext:value-type="float">
            <text:p>0.171584699453552</text:p>
          </table:table-cell>
          <table:table-cell table:formula="of:=(52.29/19.34)*[.G57] + (6.83/19.34)" office:value-type="float" office:value="0.817071558139929" calcext:value-type="float">
            <text:p>0.8170715581399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75956284153005" calcext:value-type="float">
            <text:p>0.175956284153005</text:p>
          </table:table-cell>
          <table:table-cell table:formula="of:=(52.29/19.34)*[.G58] + (6.83/19.34)" office:value-type="float" office:value="0.82889111160086" calcext:value-type="float">
            <text:p>0.828891111600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80327868852459" calcext:value-type="float">
            <text:p>0.180327868852459</text:p>
          </table:table-cell>
          <table:table-cell table:formula="of:=(52.29/19.34)*[.G59] + (6.83/19.34)" office:value-type="float" office:value="0.840710665061793" calcext:value-type="float">
            <text:p>0.8407106650617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84699453551913" calcext:value-type="float">
            <text:p>0.184699453551913</text:p>
          </table:table-cell>
          <table:table-cell table:formula="of:=(52.29/19.34)*[.G60] + (6.83/19.34)" office:value-type="float" office:value="0.852530218522726" calcext:value-type="float">
            <text:p>0.8525302185227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89071038251366" calcext:value-type="float">
            <text:p>0.189071038251366</text:p>
          </table:table-cell>
          <table:table-cell table:formula="of:=(52.29/19.34)*[.G61] + (6.83/19.34)" office:value-type="float" office:value="0.864349771983657" calcext:value-type="float">
            <text:p>0.864349771983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9344262295082" calcext:value-type="float">
            <text:p>0.19344262295082</text:p>
          </table:table-cell>
          <table:table-cell table:formula="of:=(52.29/19.34)*[.G62] + (6.83/19.34)" office:value-type="float" office:value="0.87616932544459" calcext:value-type="float">
            <text:p>0.876169325444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97814207650273" calcext:value-type="float">
            <text:p>0.197814207650273</text:p>
          </table:table-cell>
          <table:table-cell table:formula="of:=(52.29/19.34)*[.G63] + (6.83/19.34)" office:value-type="float" office:value="0.887988878905521" calcext:value-type="float">
            <text:p>0.8879888789055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02185792349727" calcext:value-type="float">
            <text:p>0.202185792349727</text:p>
          </table:table-cell>
          <table:table-cell table:formula="of:=(52.29/19.34)*[.G64] + (6.83/19.34)" office:value-type="float" office:value="0.899808432366454" calcext:value-type="float">
            <text:p>0.899808432366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0655737704918" calcext:value-type="float">
            <text:p>0.20655737704918</text:p>
          </table:table-cell>
          <table:table-cell table:formula="of:=(52.29/19.34)*[.G65] + (6.83/19.34)" office:value-type="float" office:value="0.911627985827385" calcext:value-type="float">
            <text:p>0.9116279858273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10928961748634" calcext:value-type="float">
            <text:p>0.210928961748634</text:p>
          </table:table-cell>
          <table:table-cell table:formula="of:=(52.29/19.34)*[.G66] + (6.83/19.34)" office:value-type="float" office:value="0.923447539288318" calcext:value-type="float">
            <text:p>0.923447539288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15300546448087" calcext:value-type="float">
            <text:p>0.215300546448087</text:p>
          </table:table-cell>
          <table:table-cell table:formula="of:=(52.29/19.34)*[.G67] + (6.83/19.34)" office:value-type="float" office:value="0.935267092749249" calcext:value-type="float">
            <text:p>0.9352670927492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19672131147541" calcext:value-type="float">
            <text:p>0.219672131147541</text:p>
          </table:table-cell>
          <table:table-cell table:formula="of:=(52.29/19.34)*[.G68] + (6.83/19.34)" office:value-type="float" office:value="0.947086646210182" calcext:value-type="float">
            <text:p>0.9470866462101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24043715846995" calcext:value-type="float">
            <text:p>0.224043715846995</text:p>
          </table:table-cell>
          <table:table-cell table:formula="of:=(52.29/19.34)*[.G69] + (6.83/19.34)" office:value-type="float" office:value="0.958906199671115" calcext:value-type="float">
            <text:p>0.958906199671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07:26.68060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7:32:44.632993927</meta:creation-date>
    <dc:date>2022-09-09T09:10:10.403430204</dc:date>
    <meta:editing-duration>P1DT2H40M20S</meta:editing-duration>
    <meta:editing-cycles>36</meta:editing-cycles>
    <meta:generator>LibreOffice/6.0.7.3$Linux_X86_64 LibreOffice_project/00m0$Build-3</meta:generator>
    <meta:document-statistic meta:table-count="2" meta:cell-count="8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81cm" svg:height="14.723cm" xlink:href=".." xlink:type="simple" chart:class="chart:scatter" chart:style-name="ch1">
        <chart:title svg:x="9.33cm" svg:y="0.43cm" chart:style-name="ch2">
          <text:p>CLASIFICATION BOUNDARY</text:p>
        </chart:title>
        <chart:plot-area chart:style-name="ch3" table:cell-range-address="Sheet1.B4:Sheet1.AY5 Sheet1.B9:Sheet1.AY9 Sheet1.AE14:Sheet1.AE49 Sheet1.AH14:Sheet1.AH49 Sheet2.B4:Sheet2.B39 Sheet1.AK14:Sheet1.AK49" chart:data-source-has-labels="row" svg:x="1.506cm" svg:y="1.503cm" svg:width="22.78cm" svg:height="11.945cm">
          <chartooo:coordinate-region svg:x="2.313cm" svg:y="1.702cm" svg:width="21.693cm" svg:height="11.099cm"/>
          <chart:axis chart:dimension="x" chart:name="primary-x" chart:style-name="ch4">
            <chart:title svg:x="10.881cm" svg:y="13.742cm" chart:style-name="ch5">
              <text:p>Ring diameter - Freshwater</text:p>
            </chart:title>
          </chart:axis>
          <chart:axis chart:dimension="y" chart:name="primary-y" chart:style-name="ch6">
            <chart:title svg:x="0.451cm" svg:y="9.358cm" chart:style-name="ch7">
              <text:p>Ring diameter - Saltwater</text:p>
            </chart:title>
          </chart:axis>
          <chart:series chart:style-name="ch8" chart:values-cell-range-address="Sheet1.B5:Sheet1.AY5" chart:class="chart:scatter">
            <chart:domain table:cell-range-address="Sheet1.B4:Sheet1.AY4"/>
            <chart:data-point chart:repeated="19"/>
            <chart:data-point chart:style-name="ch9"/>
            <chart:data-point chart:repeated="20"/>
            <chart:data-point chart:style-name="ch9"/>
            <chart:data-point chart:repeated="5"/>
            <chart:data-point chart:style-name="ch9" chart:repeated="3"/>
            <chart:data-point/>
          </chart:series>
          <chart:series chart:style-name="ch10" chart:values-cell-range-address="Sheet1.B9:Sheet1.AY9" chart:class="chart:scatter">
            <chart:domain table:cell-range-address="Sheet1.B8:Sheet1.AY8"/>
            <chart:data-point chart:repeated="27"/>
            <chart:data-point chart:style-name="ch11"/>
            <chart:data-point chart:repeated="22"/>
          </chart:series>
          <chart:series chart:style-name="ch12" chart:values-cell-range-address="Sheet1.AE14:Sheet1.AE49" chart:class="chart:scatter">
            <chart:domain table:cell-range-address="Sheet1.AD14:Sheet1.AD49"/>
            <chart:data-point chart:repeated="36"/>
          </chart:series>
          <chart:series chart:style-name="ch13" chart:values-cell-range-address="Sheet1.AH14:Sheet1.AH49" chart:class="chart:scatter">
            <chart:domain table:cell-range-address="Sheet1.AG14:Sheet1.AG49"/>
            <chart:data-point chart:repeated="36"/>
          </chart:series>
          <chart:series chart:style-name="ch14" chart:values-cell-range-address="Sheet2.B4:Sheet2.B39" chart:class="chart:scatter">
            <chart:domain table:cell-range-address="Sheet2.A4:Sheet2.A39"/>
            <chart:data-point chart:repeated="36"/>
          </chart:series>
          <chart:series chart:style-name="ch15" chart:values-cell-range-address="Sheet1.AK14:Sheet1.AK49" chart:class="chart:scatter">
            <chart:domain table:cell-range-address="Sheet1.AJ14:Sheet1.AJ49"/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Row 5</text:p>
              </table:table-cell>
              <table:table-cell office:value-type="string">
                <text:p>Row 8</text:p>
              </table:table-cell>
              <table:table-cell office:value-type="string">
                <text:p>Row 9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Sheet1.B4:Sheet1.AY4</svg:desc>
                </draw:g>
              </table:table-cell>
              <table:table-cell office:value-type="float" office:value="510">
                <text:p>510</text:p>
                <draw:g>
                  <svg:desc>Sheet1.B5:Sheet1.AY5</svg:desc>
                </draw:g>
              </table:table-cell>
              <table:table-cell office:value-type="float" office:value="135">
                <text:p>135</text:p>
                <draw:g>
                  <svg:desc>Sheet1.B8:Sheet1.AY8</svg:desc>
                </draw:g>
              </table:table-cell>
              <table:table-cell office:value-type="float" office:value="440">
                <text:p>440</text:p>
                <draw:g>
                  <svg:desc>Sheet1.B9:Sheet1.AY9</svg:desc>
                </draw:g>
              </table:table-cell>
              <table:table-cell office:value-type="float" office:value="85">
                <text:p>85</text:p>
                <draw:g>
                  <svg:desc>Sheet1.AD14:Sheet1.AD49</svg:desc>
                </draw:g>
              </table:table-cell>
              <table:table-cell office:value-type="float" office:value="281.376">
                <text:p>281.376</text:p>
                <draw:g>
                  <svg:desc>Sheet1.AE14:Sheet1.AE49</svg:desc>
                </draw:g>
              </table:table-cell>
              <table:table-cell office:value-type="float" office:value="85">
                <text:p>85</text:p>
                <draw:g>
                  <svg:desc>Sheet1.AG14:Sheet1.AG49</svg:desc>
                </draw:g>
              </table:table-cell>
              <table:table-cell office:value-type="float" office:value="279.96">
                <text:p>279.96</text:p>
                <draw:g>
                  <svg:desc>Sheet1.AH14:Sheet1.AH49</svg:desc>
                </draw:g>
              </table:table-cell>
              <table:table-cell office:value-type="float" office:value="0.06666667">
                <text:p>0.06666667</text:p>
                <draw:g>
                  <svg:desc>Sheet2.A4:Sheet2.A39</svg:desc>
                </draw:g>
              </table:table-cell>
              <table:table-cell office:value-type="float" office:value="1">
                <text:p>1</text:p>
                <draw:g>
                  <svg:desc>Sheet2.B4:Sheet2.B39</svg:desc>
                </draw:g>
              </table:table-cell>
              <table:table-cell office:value-type="float" office:value="85">
                <text:p>85</text:p>
                <draw:g>
                  <svg:desc>Sheet1.AJ14:Sheet1.AJ49</svg:desc>
                </draw:g>
              </table:table-cell>
              <table:table-cell office:value-type="float" office:value="297.49">
                <text:p>297.49</text:p>
                <draw:g>
                  <svg:desc>Sheet1.AK14:Sheet1.A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505">
                <text:p>505</text:p>
              </table:table-cell>
              <table:table-cell office:value-type="float" office:value="129">
                <text:p>129</text:p>
              </table:table-cell>
              <table:table-cell office:value-type="float" office:value="420">
                <text:p>420</text:p>
              </table:table-cell>
              <table:table-cell office:value-type="float" office:value="87">
                <text:p>87</text:p>
              </table:table-cell>
              <table:table-cell office:value-type="float" office:value="287.996">
                <text:p>287.996</text:p>
              </table:table-cell>
              <table:table-cell office:value-type="float" office:value="87">
                <text:p>87</text:p>
              </table:table-cell>
              <table:table-cell office:value-type="float" office:value="286.52">
                <text:p>286.52</text:p>
              </table:table-cell>
              <table:table-cell office:value-type="float" office:value="0.07322404">
                <text:p>0.07322404</text:p>
              </table:table-cell>
              <table:table-cell office:value-type="float" office:value="0.98907104">
                <text:p>0.98907104</text:p>
              </table:table-cell>
              <table:table-cell office:value-type="float" office:value="87">
                <text:p>87</text:p>
              </table:table-cell>
              <table:table-cell office:value-type="float" office:value="304.65">
                <text:p>304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490">
                <text:p>490</text:p>
              </table:table-cell>
              <table:table-cell office:value-type="float" office:value="156">
                <text:p>156</text:p>
              </table:table-cell>
              <table:table-cell office:value-type="float" office:value="420">
                <text:p>420</text:p>
              </table:table-cell>
              <table:table-cell office:value-type="float" office:value="89">
                <text:p>89</text:p>
              </table:table-cell>
              <table:table-cell office:value-type="float" office:value="294.616">
                <text:p>294.616</text:p>
              </table:table-cell>
              <table:table-cell office:value-type="float" office:value="89">
                <text:p>89</text:p>
              </table:table-cell>
              <table:table-cell office:value-type="float" office:value="293.08">
                <text:p>293.08</text:p>
              </table:table-cell>
              <table:table-cell office:value-type="float" office:value="0.09071038">
                <text:p>0.09071038</text:p>
              </table:table-cell>
              <table:table-cell office:value-type="float" office:value="0.95628415">
                <text:p>0.95628415</text:p>
              </table:table-cell>
              <table:table-cell office:value-type="float" office:value="89">
                <text:p>89</text:p>
              </table:table-cell>
              <table:table-cell office:value-type="float" office:value="311.81">
                <text:p>311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490">
                <text:p>490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  <table:table-cell office:value-type="float" office:value="91">
                <text:p>91</text:p>
              </table:table-cell>
              <table:table-cell office:value-type="float" office:value="301.236">
                <text:p>301.236</text:p>
              </table:table-cell>
              <table:table-cell office:value-type="float" office:value="91">
                <text:p>91</text:p>
              </table:table-cell>
              <table:table-cell office:value-type="float" office:value="299.64">
                <text:p>299.64</text:p>
              </table:table-cell>
              <table:table-cell office:value-type="float" office:value="0.1431694">
                <text:p>0.1431694</text:p>
              </table:table-cell>
              <table:table-cell office:value-type="float" office:value="0.95628415">
                <text:p>0.95628415</text:p>
              </table:table-cell>
              <table:table-cell office:value-type="float" office:value="91">
                <text:p>91</text:p>
              </table:table-cell>
              <table:table-cell office:value-type="float" office:value="318.97">
                <text:p>3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480">
                <text:p>480</text:p>
              </table:table-cell>
              <table:table-cell office:value-type="float" office:value="144">
                <text:p>144</text:p>
              </table:table-cell>
              <table:table-cell office:value-type="float" office:value="403">
                <text:p>403</text:p>
              </table:table-cell>
              <table:table-cell office:value-type="float" office:value="93">
                <text:p>93</text:p>
              </table:table-cell>
              <table:table-cell office:value-type="float" office:value="307.856">
                <text:p>307.856</text:p>
              </table:table-cell>
              <table:table-cell office:value-type="float" office:value="93">
                <text:p>93</text:p>
              </table:table-cell>
              <table:table-cell office:value-type="float" office:value="306.2">
                <text:p>306.2</text:p>
              </table:table-cell>
              <table:table-cell office:value-type="float" office:value="0.07322404">
                <text:p>0.07322404</text:p>
              </table:table-cell>
              <table:table-cell office:value-type="float" office:value="0.93442623">
                <text:p>0.93442623</text:p>
              </table:table-cell>
              <table:table-cell office:value-type="float" office:value="93">
                <text:p>93</text:p>
              </table:table-cell>
              <table:table-cell office:value-type="float" office:value="326.13">
                <text:p>326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480">
                <text:p>480</text:p>
              </table:table-cell>
              <table:table-cell office:value-type="float" office:value="152.5">
                <text:p>152.5</text:p>
              </table:table-cell>
              <table:table-cell office:value-type="float" office:value="403">
                <text:p>403</text:p>
              </table:table-cell>
              <table:table-cell office:value-type="float" office:value="95">
                <text:p>95</text:p>
              </table:table-cell>
              <table:table-cell office:value-type="float" office:value="314.476">
                <text:p>314.476</text:p>
              </table:table-cell>
              <table:table-cell office:value-type="float" office:value="95">
                <text:p>95</text:p>
              </table:table-cell>
              <table:table-cell office:value-type="float" office:value="312.76">
                <text:p>312.76</text:p>
              </table:table-cell>
              <table:table-cell office:value-type="float" office:value="0.09945355">
                <text:p>0.09945355</text:p>
              </table:table-cell>
              <table:table-cell office:value-type="float" office:value="0.93442623">
                <text:p>0.93442623</text:p>
              </table:table-cell>
              <table:table-cell office:value-type="float" office:value="95">
                <text:p>95</text:p>
              </table:table-cell>
              <table:table-cell office:value-type="float" office:value="333.29">
                <text:p>33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472">
                <text:p>472</text:p>
              </table:table-cell>
              <table:table-cell office:value-type="float" office:value="178">
                <text:p>178</text:p>
              </table:table-cell>
              <table:table-cell office:value-type="float" office:value="408">
                <text:p>408</text:p>
              </table:table-cell>
              <table:table-cell office:value-type="float" office:value="97">
                <text:p>97</text:p>
              </table:table-cell>
              <table:table-cell office:value-type="float" office:value="321.096">
                <text:p>321.096</text:p>
              </table:table-cell>
              <table:table-cell office:value-type="float" office:value="97">
                <text:p>97</text:p>
              </table:table-cell>
              <table:table-cell office:value-type="float" office:value="319.32">
                <text:p>319.32</text:p>
              </table:table-cell>
              <table:table-cell office:value-type="float" office:value="0.10601093">
                <text:p>0.10601093</text:p>
              </table:table-cell>
              <table:table-cell office:value-type="float" office:value="0.91693989">
                <text:p>0.91693989</text:p>
              </table:table-cell>
              <table:table-cell office:value-type="float" office:value="97">
                <text:p>97</text:p>
              </table:table-cell>
              <table:table-cell office:value-type="float" office:value="340.45">
                <text:p>34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472">
                <text:p>472</text:p>
              </table:table-cell>
              <table:table-cell office:value-type="float" office:value="129">
                <text:p>129</text:p>
              </table:table-cell>
              <table:table-cell office:value-type="float" office:value="390">
                <text:p>390</text:p>
              </table:table-cell>
              <table:table-cell office:value-type="float" office:value="99">
                <text:p>99</text:p>
              </table:table-cell>
              <table:table-cell office:value-type="float" office:value="327.716">
                <text:p>327.716</text:p>
              </table:table-cell>
              <table:table-cell office:value-type="float" office:value="99">
                <text:p>99</text:p>
              </table:table-cell>
              <table:table-cell office:value-type="float" office:value="325.88">
                <text:p>325.88</text:p>
              </table:table-cell>
              <table:table-cell office:value-type="float" office:value="0.14754098">
                <text:p>0.14754098</text:p>
              </table:table-cell>
              <table:table-cell office:value-type="float" office:value="0.91693989">
                <text:p>0.91693989</text:p>
              </table:table-cell>
              <table:table-cell office:value-type="float" office:value="99">
                <text:p>99</text:p>
              </table:table-cell>
              <table:table-cell office:value-type="float" office:value="347.61">
                <text:p>347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70">
                <text:p>470</text:p>
              </table:table-cell>
              <table:table-cell office:value-type="float" office:value="140">
                <text:p>140</text:p>
              </table:table-cell>
              <table:table-cell office:value-type="float" office:value="390">
                <text:p>390</text:p>
              </table:table-cell>
              <table:table-cell office:value-type="float" office:value="101">
                <text:p>101</text:p>
              </table:table-cell>
              <table:table-cell office:value-type="float" office:value="334.336">
                <text:p>334.336</text:p>
              </table:table-cell>
              <table:table-cell office:value-type="float" office:value="101">
                <text:p>101</text:p>
              </table:table-cell>
              <table:table-cell office:value-type="float" office:value="332.44">
                <text:p>332.44</text:p>
              </table:table-cell>
              <table:table-cell office:value-type="float" office:value="0.08196721">
                <text:p>0.08196721</text:p>
              </table:table-cell>
              <table:table-cell office:value-type="float" office:value="0.91256831">
                <text:p>0.91256831</text:p>
              </table:table-cell>
              <table:table-cell office:value-type="float" office:value="101">
                <text:p>101</text:p>
              </table:table-cell>
              <table:table-cell office:value-type="float" office:value="354.77">
                <text:p>35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70">
                <text:p>470</text:p>
              </table:table-cell>
              <table:table-cell office:value-type="float" office:value="149">
                <text:p>149</text:p>
              </table:table-cell>
              <table:table-cell office:value-type="float" office:value="392">
                <text:p>392</text:p>
              </table:table-cell>
              <table:table-cell office:value-type="float" office:value="103">
                <text:p>103</text:p>
              </table:table-cell>
              <table:table-cell office:value-type="float" office:value="340.956">
                <text:p>340.956</text:p>
              </table:table-cell>
              <table:table-cell office:value-type="float" office:value="103">
                <text:p>103</text:p>
              </table:table-cell>
              <table:table-cell office:value-type="float" office:value="339">
                <text:p>339</text:p>
              </table:table-cell>
              <table:table-cell office:value-type="float" office:value="0.10382514">
                <text:p>0.10382514</text:p>
              </table:table-cell>
              <table:table-cell office:value-type="float" office:value="0.91256831">
                <text:p>0.91256831</text:p>
              </table:table-cell>
              <table:table-cell office:value-type="float" office:value="103">
                <text:p>103</text:p>
              </table:table-cell>
              <table:table-cell office:value-type="float" office:value="361.93">
                <text:p>361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470">
                <text:p>470</text:p>
              </table:table-cell>
              <table:table-cell office:value-type="float" office:value="152.5">
                <text:p>152.5</text:p>
              </table:table-cell>
              <table:table-cell office:value-type="float" office:value="394">
                <text:p>394</text:p>
              </table:table-cell>
              <table:table-cell office:value-type="float" office:value="105">
                <text:p>105</text:p>
              </table:table-cell>
              <table:table-cell office:value-type="float" office:value="347.576">
                <text:p>347.576</text:p>
              </table:table-cell>
              <table:table-cell office:value-type="float" office:value="105">
                <text:p>105</text:p>
              </table:table-cell>
              <table:table-cell office:value-type="float" office:value="345.56">
                <text:p>345.56</text:p>
              </table:table-cell>
              <table:table-cell office:value-type="float" office:value="0.10601093">
                <text:p>0.10601093</text:p>
              </table:table-cell>
              <table:table-cell office:value-type="float" office:value="0.91256831">
                <text:p>0.91256831</text:p>
              </table:table-cell>
              <table:table-cell office:value-type="float" office:value="105">
                <text:p>105</text:p>
              </table:table-cell>
              <table:table-cell office:value-type="float" office:value="369.09">
                <text:p>369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470">
                <text:p>470</text:p>
              </table:table-cell>
              <table:table-cell office:value-type="float" office:value="154">
                <text:p>154</text:p>
              </table:table-cell>
              <table:table-cell office:value-type="float" office:value="390">
                <text:p>390</text:p>
              </table:table-cell>
              <table:table-cell office:value-type="float" office:value="107">
                <text:p>107</text:p>
              </table:table-cell>
              <table:table-cell office:value-type="float" office:value="354.196">
                <text:p>354.196</text:p>
              </table:table-cell>
              <table:table-cell office:value-type="float" office:value="107">
                <text:p>107</text:p>
              </table:table-cell>
              <table:table-cell office:value-type="float" office:value="352.12">
                <text:p>352.12</text:p>
              </table:table-cell>
              <table:table-cell office:value-type="float" office:value="0.1147541">
                <text:p>0.1147541</text:p>
              </table:table-cell>
              <table:table-cell office:value-type="float" office:value="0.91256831">
                <text:p>0.91256831</text:p>
              </table:table-cell>
              <table:table-cell office:value-type="float" office:value="107">
                <text:p>107</text:p>
              </table:table-cell>
              <table:table-cell office:value-type="float" office:value="376.25">
                <text:p>376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450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382">
                <text:p>382</text:p>
              </table:table-cell>
              <table:table-cell office:value-type="float" office:value="109">
                <text:p>109</text:p>
              </table:table-cell>
              <table:table-cell office:value-type="float" office:value="360.816">
                <text:p>360.816</text:p>
              </table:table-cell>
              <table:table-cell office:value-type="float" office:value="109">
                <text:p>109</text:p>
              </table:table-cell>
              <table:table-cell office:value-type="float" office:value="358.68">
                <text:p>358.68</text:p>
              </table:table-cell>
              <table:table-cell office:value-type="float" office:value="0.04918033">
                <text:p>0.04918033</text:p>
              </table:table-cell>
              <table:table-cell office:value-type="float" office:value="0.86885246">
                <text:p>0.86885246</text:p>
              </table:table-cell>
              <table:table-cell office:value-type="float" office:value="109">
                <text:p>109</text:p>
              </table:table-cell>
              <table:table-cell office:value-type="float" office:value="383.41">
                <text:p>383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452">
                <text:p>452</text:p>
              </table:table-cell>
              <table:table-cell office:value-type="float" office:value="134">
                <text:p>134</text:p>
              </table:table-cell>
              <table:table-cell office:value-type="float" office:value="382">
                <text:p>382</text:p>
              </table:table-cell>
              <table:table-cell office:value-type="float" office:value="111">
                <text:p>111</text:p>
              </table:table-cell>
              <table:table-cell office:value-type="float" office:value="367.436">
                <text:p>367.436</text:p>
              </table:table-cell>
              <table:table-cell office:value-type="float" office:value="111">
                <text:p>111</text:p>
              </table:table-cell>
              <table:table-cell office:value-type="float" office:value="365.24">
                <text:p>365.24</text:p>
              </table:table-cell>
              <table:table-cell office:value-type="float" office:value="0.06666667">
                <text:p>0.06666667</text:p>
              </table:table-cell>
              <table:table-cell office:value-type="float" office:value="0.87322404">
                <text:p>0.87322404</text:p>
              </table:table-cell>
              <table:table-cell office:value-type="float" office:value="111">
                <text:p>111</text:p>
              </table:table-cell>
              <table:table-cell office:value-type="float" office:value="390.57">
                <text:p>39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450">
                <text:p>450</text:p>
              </table:table-cell>
              <table:table-cell office:value-type="float" office:value="148">
                <text:p>148</text:p>
              </table:table-cell>
              <table:table-cell office:value-type="float" office:value="382">
                <text:p>382</text:p>
              </table:table-cell>
              <table:table-cell office:value-type="float" office:value="113">
                <text:p>113</text:p>
              </table:table-cell>
              <table:table-cell office:value-type="float" office:value="374.056">
                <text:p>374.056</text:p>
              </table:table-cell>
              <table:table-cell office:value-type="float" office:value="113">
                <text:p>113</text:p>
              </table:table-cell>
              <table:table-cell office:value-type="float" office:value="371.8">
                <text:p>371.8</text:p>
              </table:table-cell>
              <table:table-cell office:value-type="float" office:value="0.07103825">
                <text:p>0.07103825</text:p>
              </table:table-cell>
              <table:table-cell office:value-type="float" office:value="0.86885246">
                <text:p>0.86885246</text:p>
              </table:table-cell>
              <table:table-cell office:value-type="float" office:value="113">
                <text:p>113</text:p>
              </table:table-cell>
              <table:table-cell office:value-type="float" office:value="397.73">
                <text:p>397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442">
                <text:p>442</text:p>
              </table:table-cell>
              <table:table-cell office:value-type="float" office:value="152">
                <text:p>152</text:p>
              </table:table-cell>
              <table:table-cell office:value-type="float" office:value="381">
                <text:p>381</text:p>
              </table:table-cell>
              <table:table-cell office:value-type="float" office:value="115">
                <text:p>115</text:p>
              </table:table-cell>
              <table:table-cell office:value-type="float" office:value="380.676">
                <text:p>380.676</text:p>
              </table:table-cell>
              <table:table-cell office:value-type="float" office:value="115">
                <text:p>115</text:p>
              </table:table-cell>
              <table:table-cell office:value-type="float" office:value="378.36">
                <text:p>378.36</text:p>
              </table:table-cell>
              <table:table-cell office:value-type="float" office:value="0.07103825">
                <text:p>0.07103825</text:p>
              </table:table-cell>
              <table:table-cell office:value-type="float" office:value="0.85136612">
                <text:p>0.85136612</text:p>
              </table:table-cell>
              <table:table-cell office:value-type="float" office:value="115">
                <text:p>115</text:p>
              </table:table-cell>
              <table:table-cell office:value-type="float" office:value="404.89">
                <text:p>40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440">
                <text:p>440</text:p>
              </table:table-cell>
              <table:table-cell office:value-type="float" office:value="170">
                <text:p>170</text:p>
              </table:table-cell>
              <table:table-cell office:value-type="float" office:value="395">
                <text:p>395</text:p>
              </table:table-cell>
              <table:table-cell office:value-type="float" office:value="117">
                <text:p>117</text:p>
              </table:table-cell>
              <table:table-cell office:value-type="float" office:value="387.296">
                <text:p>387.296</text:p>
              </table:table-cell>
              <table:table-cell office:value-type="float" office:value="117">
                <text:p>117</text:p>
              </table:table-cell>
              <table:table-cell office:value-type="float" office:value="384.92">
                <text:p>384.92</text:p>
              </table:table-cell>
              <table:table-cell office:value-type="float" office:value="0.04918033">
                <text:p>0.04918033</text:p>
              </table:table-cell>
              <table:table-cell office:value-type="float" office:value="0.84699454">
                <text:p>0.84699454</text:p>
              </table:table-cell>
              <table:table-cell office:value-type="float" office:value="117">
                <text:p>117</text:p>
              </table:table-cell>
              <table:table-cell office:value-type="float" office:value="412.05">
                <text:p>412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440">
                <text:p>440</text:p>
              </table:table-cell>
              <table:table-cell office:value-type="float" office:value="120">
                <text:p>120</text:p>
              </table:table-cell>
              <table:table-cell office:value-type="float" office:value="359">
                <text:p>359</text:p>
              </table:table-cell>
              <table:table-cell office:value-type="float" office:value="119">
                <text:p>119</text:p>
              </table:table-cell>
              <table:table-cell office:value-type="float" office:value="393.916">
                <text:p>393.916</text:p>
              </table:table-cell>
              <table:table-cell office:value-type="float" office:value="119">
                <text:p>119</text:p>
              </table:table-cell>
              <table:table-cell office:value-type="float" office:value="391.48">
                <text:p>391.48</text:p>
              </table:table-cell>
              <table:table-cell office:value-type="float" office:value="0.08852459">
                <text:p>0.08852459</text:p>
              </table:table-cell>
              <table:table-cell office:value-type="float" office:value="0.84699454">
                <text:p>0.84699454</text:p>
              </table:table-cell>
              <table:table-cell office:value-type="float" office:value="119">
                <text:p>119</text:p>
              </table:table-cell>
              <table:table-cell office:value-type="float" office:value="419.21">
                <text:p>41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133">
                <text:p>133</text:p>
              </table:table-cell>
              <table:table-cell office:value-type="float" office:value="373">
                <text:p>373</text:p>
              </table:table-cell>
              <table:table-cell office:value-type="float" office:value="121">
                <text:p>121</text:p>
              </table:table-cell>
              <table:table-cell office:value-type="float" office:value="400.536">
                <text:p>400.536</text:p>
              </table:table-cell>
              <table:table-cell office:value-type="float" office:value="121">
                <text:p>121</text:p>
              </table:table-cell>
              <table:table-cell office:value-type="float" office:value="398.04">
                <text:p>398.04</text:p>
              </table:table-cell>
              <table:table-cell office:value-type="float" office:value="0.1147541">
                <text:p>0.1147541</text:p>
              </table:table-cell>
              <table:table-cell office:value-type="float" office:value="0.84699454">
                <text:p>0.84699454</text:p>
              </table:table-cell>
              <table:table-cell office:value-type="float" office:value="121">
                <text:p>121</text:p>
              </table:table-cell>
              <table:table-cell office:value-type="float" office:value="426.37">
                <text:p>426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5">
                <text:p>52.5</text:p>
              </table:table-cell>
              <table:table-cell office:value-type="float" office:value="425">
                <text:p>425</text:p>
              </table:table-cell>
              <table:table-cell office:value-type="float" office:value="138">
                <text:p>138</text:p>
              </table:table-cell>
              <table:table-cell office:value-type="float" office:value="371">
                <text:p>371</text:p>
              </table:table-cell>
              <table:table-cell office:value-type="float" office:value="123">
                <text:p>123</text:p>
              </table:table-cell>
              <table:table-cell office:value-type="float" office:value="407.156">
                <text:p>407.156</text:p>
              </table:table-cell>
              <table:table-cell office:value-type="float" office:value="123">
                <text:p>123</text:p>
              </table:table-cell>
              <table:table-cell office:value-type="float" office:value="404.6">
                <text:p>404.6</text:p>
              </table:table-cell>
              <table:table-cell office:value-type="float" office:value="0">
                <text:p>0</text:p>
              </table:table-cell>
              <table:table-cell office:value-type="float" office:value="0.81420765">
                <text:p>0.81420765</text:p>
              </table:table-cell>
              <table:table-cell office:value-type="float" office:value="123">
                <text:p>123</text:p>
              </table:table-cell>
              <table:table-cell office:value-type="float" office:value="433.53">
                <text:p>433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">
                <text:p>78</text:p>
              </table:table-cell>
              <table:table-cell office:value-type="float" office:value="431">
                <text:p>431</text:p>
              </table:table-cell>
              <table:table-cell office:value-type="float" office:value="140">
                <text:p>140</text:p>
              </table:table-cell>
              <table:table-cell office:value-type="float" office:value="373">
                <text:p>373</text:p>
              </table:table-cell>
              <table:table-cell office:value-type="float" office:value="125">
                <text:p>125</text:p>
              </table:table-cell>
              <table:table-cell office:value-type="float" office:value="413.776">
                <text:p>413.776</text:p>
              </table:table-cell>
              <table:table-cell office:value-type="float" office:value="125">
                <text:p>125</text:p>
              </table:table-cell>
              <table:table-cell office:value-type="float" office:value="411.16">
                <text:p>411.16</text:p>
              </table:table-cell>
              <table:table-cell office:value-type="float" office:value="0.0557377">
                <text:p>0.0557377</text:p>
              </table:table-cell>
              <table:table-cell office:value-type="float" office:value="0.8273224">
                <text:p>0.8273224</text:p>
              </table:table-cell>
              <table:table-cell office:value-type="float" office:value="125">
                <text:p>125</text:p>
              </table:table-cell>
              <table:table-cell office:value-type="float" office:value="440.69">
                <text:p>440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430">
                <text:p>430</text:p>
              </table:table-cell>
              <table:table-cell office:value-type="float" office:value="148">
                <text:p>148</text:p>
              </table:table-cell>
              <table:table-cell office:value-type="float" office:value="372">
                <text:p>372</text:p>
              </table:table-cell>
              <table:table-cell office:value-type="float" office:value="127">
                <text:p>127</text:p>
              </table:table-cell>
              <table:table-cell office:value-type="float" office:value="420.396">
                <text:p>420.396</text:p>
              </table:table-cell>
              <table:table-cell office:value-type="float" office:value="127">
                <text:p>127</text:p>
              </table:table-cell>
              <table:table-cell office:value-type="float" office:value="417.72">
                <text:p>417.72</text:p>
              </table:table-cell>
              <table:table-cell office:value-type="float" office:value="0.06448087">
                <text:p>0.06448087</text:p>
              </table:table-cell>
              <table:table-cell office:value-type="float" office:value="0.82513661">
                <text:p>0.82513661</text:p>
              </table:table-cell>
              <table:table-cell office:value-type="float" office:value="127">
                <text:p>127</text:p>
              </table:table-cell>
              <table:table-cell office:value-type="float" office:value="447.85">
                <text:p>447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431">
                <text:p>431</text:p>
              </table:table-cell>
              <table:table-cell office:value-type="float" office:value="163">
                <text:p>163</text:p>
              </table:table-cell>
              <table:table-cell office:value-type="float" office:value="370">
                <text:p>370</text:p>
              </table:table-cell>
              <table:table-cell office:value-type="float" office:value="129">
                <text:p>129</text:p>
              </table:table-cell>
              <table:table-cell office:value-type="float" office:value="427.016">
                <text:p>427.016</text:p>
              </table:table-cell>
              <table:table-cell office:value-type="float" office:value="129">
                <text:p>129</text:p>
              </table:table-cell>
              <table:table-cell office:value-type="float" office:value="424.28">
                <text:p>424.28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8273224">
                <text:p>0.8273224</text:p>
              </table:table-cell>
              <table:table-cell office:value-type="float" office:value="129">
                <text:p>129</text:p>
              </table:table-cell>
              <table:table-cell office:value-type="float" office:value="455.01">
                <text:p>455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432">
                <text:p>432</text:p>
              </table:table-cell>
              <table:table-cell office:value-type="float" office:value="170">
                <text:p>170</text:p>
              </table:table-cell>
              <table:table-cell office:value-type="float" office:value="375">
                <text:p>375</text:p>
              </table:table-cell>
              <table:table-cell office:value-type="float" office:value="131">
                <text:p>131</text:p>
              </table:table-cell>
              <table:table-cell office:value-type="float" office:value="433.636">
                <text:p>433.636</text:p>
              </table:table-cell>
              <table:table-cell office:value-type="float" office:value="131">
                <text:p>131</text:p>
              </table:table-cell>
              <table:table-cell office:value-type="float" office:value="430.84">
                <text:p>430.84</text:p>
              </table:table-cell>
              <table:table-cell office:value-type="float" office:value="0.1147541">
                <text:p>0.1147541</text:p>
              </table:table-cell>
              <table:table-cell office:value-type="float" office:value="0.8295082">
                <text:p>0.8295082</text:p>
              </table:table-cell>
              <table:table-cell office:value-type="float" office:value="131">
                <text:p>131</text:p>
              </table:table-cell>
              <table:table-cell office:value-type="float" office:value="462.17">
                <text:p>462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422">
                <text:p>422</text:p>
              </table:table-cell>
              <table:table-cell office:value-type="float" office:value="123">
                <text:p>123</text:p>
              </table:table-cell>
              <table:table-cell office:value-type="float" office:value="352">
                <text:p>352</text:p>
              </table:table-cell>
              <table:table-cell office:value-type="float" office:value="133">
                <text:p>133</text:p>
              </table:table-cell>
              <table:table-cell office:value-type="float" office:value="440.256">
                <text:p>440.256</text:p>
              </table:table-cell>
              <table:table-cell office:value-type="float" office:value="133">
                <text:p>133</text:p>
              </table:table-cell>
              <table:table-cell office:value-type="float" office:value="437.4">
                <text:p>437.4</text:p>
              </table:table-cell>
              <table:table-cell office:value-type="float" office:value="0.07540984">
                <text:p>0.07540984</text:p>
              </table:table-cell>
              <table:table-cell office:value-type="float" office:value="0.80765027">
                <text:p>0.80765027</text:p>
              </table:table-cell>
              <table:table-cell office:value-type="float" office:value="133">
                <text:p>133</text:p>
              </table:table-cell>
              <table:table-cell office:value-type="float" office:value="469.33">
                <text:p>469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27">
                <text:p>427</text:p>
              </table:table-cell>
              <table:table-cell office:value-type="float" office:value="140">
                <text:p>140</text:p>
              </table:table-cell>
              <table:table-cell office:value-type="float" office:value="351">
                <text:p>351</text:p>
              </table:table-cell>
              <table:table-cell office:value-type="float" office:value="135">
                <text:p>135</text:p>
              </table:table-cell>
              <table:table-cell office:value-type="float" office:value="446.876">
                <text:p>446.876</text:p>
              </table:table-cell>
              <table:table-cell office:value-type="float" office:value="135">
                <text:p>135</text:p>
              </table:table-cell>
              <table:table-cell office:value-type="float" office:value="443.96">
                <text:p>443.96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81857923">
                <text:p>0.81857923</text:p>
              </table:table-cell>
              <table:table-cell office:value-type="float" office:value="135">
                <text:p>135</text:p>
              </table:table-cell>
              <table:table-cell office:value-type="float" office:value="476.49">
                <text:p>47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">
                <text:p>102</text:p>
              </table:table-cell>
              <table:table-cell office:value-type="float" office:value="428">
                <text:p>428</text:p>
              </table:table-cell>
              <table:table-cell office:value-type="float" office:value="162.5">
                <text:p>162.5</text:p>
              </table:table-cell>
              <table:table-cell office:value-type="float" office:value="369">
                <text:p>369</text:p>
              </table:table-cell>
              <table:table-cell office:value-type="float" office:value="137">
                <text:p>137</text:p>
              </table:table-cell>
              <table:table-cell office:value-type="float" office:value="453.496">
                <text:p>453.496</text:p>
              </table:table-cell>
              <table:table-cell office:value-type="float" office:value="137">
                <text:p>137</text:p>
              </table:table-cell>
              <table:table-cell office:value-type="float" office:value="450.52">
                <text:p>450.52</text:p>
              </table:table-cell>
              <table:table-cell office:value-type="float" office:value="0.10819672">
                <text:p>0.10819672</text:p>
              </table:table-cell>
              <table:table-cell office:value-type="float" office:value="0.82076503">
                <text:p>0.82076503</text:p>
              </table:table-cell>
              <table:table-cell office:value-type="float" office:value="137">
                <text:p>137</text:p>
              </table:table-cell>
              <table:table-cell office:value-type="float" office:value="483.65">
                <text:p>483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27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385">
                <text:p>385</text:p>
              </table:table-cell>
              <table:table-cell office:value-type="float" office:value="139">
                <text:p>139</text:p>
              </table:table-cell>
              <table:table-cell office:value-type="float" office:value="460.116">
                <text:p>460.116</text:p>
              </table:table-cell>
              <table:table-cell office:value-type="float" office:value="139">
                <text:p>139</text:p>
              </table:table-cell>
              <table:table-cell office:value-type="float" office:value="457.08">
                <text:p>457.08</text:p>
              </table:table-cell>
              <table:table-cell office:value-type="float" office:value="0.13442623">
                <text:p>0.13442623</text:p>
              </table:table-cell>
              <table:table-cell office:value-type="float" office:value="0.81857923">
                <text:p>0.81857923</text:p>
              </table:table-cell>
              <table:table-cell office:value-type="float" office:value="139">
                <text:p>139</text:p>
              </table:table-cell>
              <table:table-cell office:value-type="float" office:value="490.81">
                <text:p>490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">
                <text:p>109</text:p>
              </table:table-cell>
              <table:table-cell office:value-type="float" office:value="420">
                <text:p>420</text:p>
              </table:table-cell>
              <table:table-cell office:value-type="float" office:value="115">
                <text:p>115</text:p>
              </table:table-cell>
              <table:table-cell office:value-type="float" office:value="355">
                <text:p>355</text:p>
              </table:table-cell>
              <table:table-cell office:value-type="float" office:value="141">
                <text:p>141</text:p>
              </table:table-cell>
              <table:table-cell office:value-type="float" office:value="466.736">
                <text:p>466.736</text:p>
              </table:table-cell>
              <table:table-cell office:value-type="float" office:value="141">
                <text:p>141</text:p>
              </table:table-cell>
              <table:table-cell office:value-type="float" office:value="463.64">
                <text:p>463.64</text:p>
              </table:table-cell>
              <table:table-cell office:value-type="float" office:value="0.12349727">
                <text:p>0.12349727</text:p>
              </table:table-cell>
              <table:table-cell office:value-type="float" office:value="0.80327869">
                <text:p>0.80327869</text:p>
              </table:table-cell>
              <table:table-cell office:value-type="float" office:value="141">
                <text:p>141</text:p>
              </table:table-cell>
              <table:table-cell office:value-type="float" office:value="497.97">
                <text:p>497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  <table:table-cell office:value-type="float" office:value="356">
                <text:p>356</text:p>
              </table:table-cell>
              <table:table-cell office:value-type="float" office:value="143">
                <text:p>143</text:p>
              </table:table-cell>
              <table:table-cell office:value-type="float" office:value="473.356">
                <text:p>473.356</text:p>
              </table:table-cell>
              <table:table-cell office:value-type="float" office:value="143">
                <text:p>143</text:p>
              </table:table-cell>
              <table:table-cell office:value-type="float" office:value="470.2">
                <text:p>470.2</text:p>
              </table:table-cell>
              <table:table-cell office:value-type="float" office:value="0.12786885">
                <text:p>0.12786885</text:p>
              </table:table-cell>
              <table:table-cell office:value-type="float" office:value="0.80546448">
                <text:p>0.80546448</text:p>
              </table:table-cell>
              <table:table-cell office:value-type="float" office:value="143">
                <text:p>143</text:p>
              </table:table-cell>
              <table:table-cell office:value-type="float" office:value="505.13">
                <text:p>505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422">
                <text:p>422</text:p>
              </table:table-cell>
              <table:table-cell office:value-type="float" office:value="135">
                <text:p>135</text:p>
              </table:table-cell>
              <table:table-cell office:value-type="float" office:value="356">
                <text:p>356</text:p>
              </table:table-cell>
              <table:table-cell office:value-type="float" office:value="145">
                <text:p>145</text:p>
              </table:table-cell>
              <table:table-cell office:value-type="float" office:value="479.976">
                <text:p>479.976</text:p>
              </table:table-cell>
              <table:table-cell office:value-type="float" office:value="145">
                <text:p>145</text:p>
              </table:table-cell>
              <table:table-cell office:value-type="float" office:value="476.76">
                <text:p>476.76</text:p>
              </table:table-cell>
              <table:table-cell office:value-type="float" office:value="0.16065574">
                <text:p>0.16065574</text:p>
              </table:table-cell>
              <table:table-cell office:value-type="float" office:value="0.80765027">
                <text:p>0.80765027</text:p>
              </table:table-cell>
              <table:table-cell office:value-type="float" office:value="145">
                <text:p>145</text:p>
              </table:table-cell>
              <table:table-cell office:value-type="float" office:value="512.29">
                <text:p>512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411">
                <text:p>411</text:p>
              </table:table-cell>
              <table:table-cell office:value-type="float" office:value="145">
                <text:p>145</text:p>
              </table:table-cell>
              <table:table-cell office:value-type="float" office:value="356">
                <text:p>356</text:p>
              </table:table-cell>
              <table:table-cell office:value-type="float" office:value="147">
                <text:p>147</text:p>
              </table:table-cell>
              <table:table-cell office:value-type="float" office:value="486.596">
                <text:p>486.596</text:p>
              </table:table-cell>
              <table:table-cell office:value-type="float" office:value="147">
                <text:p>147</text:p>
              </table:table-cell>
              <table:table-cell office:value-type="float" office:value="483.32">
                <text:p>483.32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78360656">
                <text:p>0.78360656</text:p>
              </table:table-cell>
              <table:table-cell office:value-type="float" office:value="147">
                <text:p>147</text:p>
              </table:table-cell>
              <table:table-cell office:value-type="float" office:value="519.45">
                <text:p>519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397">
                <text:p>397</text:p>
              </table:table-cell>
              <table:table-cell office:value-type="float" office:value="150">
                <text:p>150</text:p>
              </table:table-cell>
              <table:table-cell office:value-type="float" office:value="355">
                <text:p>355</text:p>
              </table:table-cell>
              <table:table-cell office:value-type="float" office:value="149">
                <text:p>149</text:p>
              </table:table-cell>
              <table:table-cell office:value-type="float" office:value="493.216">
                <text:p>493.216</text:p>
              </table:table-cell>
              <table:table-cell office:value-type="float" office:value="149">
                <text:p>149</text:p>
              </table:table-cell>
              <table:table-cell office:value-type="float" office:value="489.88">
                <text:p>489.88</text:p>
              </table:table-cell>
              <table:table-cell office:value-type="float" office:value="0.03825137">
                <text:p>0.03825137</text:p>
              </table:table-cell>
              <table:table-cell office:value-type="float" office:value="0.75300546">
                <text:p>0.75300546</text:p>
              </table:table-cell>
              <table:table-cell office:value-type="float" office:value="149">
                <text:p>149</text:p>
              </table:table-cell>
              <table:table-cell office:value-type="float" office:value="526.61">
                <text:p>526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152.5">
                <text:p>152.5</text:p>
              </table:table-cell>
              <table:table-cell office:value-type="float" office:value="354">
                <text:p>354</text:p>
              </table:table-cell>
              <table:table-cell office:value-type="float" office:value="151">
                <text:p>151</text:p>
              </table:table-cell>
              <table:table-cell office:value-type="float" office:value="499.836">
                <text:p>499.836</text:p>
              </table:table-cell>
              <table:table-cell office:value-type="float" office:value="151">
                <text:p>151</text:p>
              </table:table-cell>
              <table:table-cell office:value-type="float" office:value="496.44">
                <text:p>496.44</text:p>
              </table:table-cell>
              <table:table-cell office:value-type="float" office:value="0.06010929">
                <text:p>0.06010929</text:p>
              </table:table-cell>
              <table:table-cell office:value-type="float" office:value="0.75737705">
                <text:p>0.75737705</text:p>
              </table:table-cell>
              <table:table-cell office:value-type="float" office:value="151">
                <text:p>151</text:p>
              </table:table-cell>
              <table:table-cell office:value-type="float" office:value="533.77">
                <text:p>533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  <table:table-cell office:value-type="float" office:value="352">
                <text:p>352</text:p>
              </table:table-cell>
              <table:table-cell office:value-type="float" office:value="153">
                <text:p>153</text:p>
              </table:table-cell>
              <table:table-cell office:value-type="float" office:value="506.456">
                <text:p>506.456</text:p>
              </table:table-cell>
              <table:table-cell office:value-type="float" office:value="153">
                <text:p>153</text:p>
              </table:table-cell>
              <table:table-cell office:value-type="float" office:value="503">
                <text:p>503</text:p>
              </table:table-cell>
              <table:table-cell office:value-type="float" office:value="0.06885246">
                <text:p>0.06885246</text:p>
              </table:table-cell>
              <table:table-cell office:value-type="float" office:value="0.75737705">
                <text:p>0.75737705</text:p>
              </table:table-cell>
              <table:table-cell office:value-type="float" office:value="153">
                <text:p>153</text:p>
              </table:table-cell>
              <table:table-cell office:value-type="float" office:value="540.93">
                <text:p>54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402">
                <text:p>402</text:p>
              </table:table-cell>
              <table:table-cell office:value-type="float" office:value="123">
                <text:p>123</text:p>
              </table:table-cell>
              <table:table-cell office:value-type="float" office:value="350">
                <text:p>350</text:p>
              </table:table-cell>
              <table:table-cell office:value-type="float" office:value="155">
                <text:p>155</text:p>
              </table:table-cell>
              <table:table-cell office:value-type="float" office:value="513.076">
                <text:p>513.076</text:p>
              </table:table-cell>
              <table:table-cell office:value-type="float" office:value="155">
                <text:p>155</text:p>
              </table:table-cell>
              <table:table-cell office:value-type="float" office:value="509.56">
                <text:p>509.56</text:p>
              </table:table-cell>
              <table:table-cell office:value-type="float" office:value="0.07540984">
                <text:p>0.07540984</text:p>
              </table:table-cell>
              <table:table-cell office:value-type="float" office:value="0.76393443">
                <text:p>0.76393443</text:p>
              </table:table-cell>
              <table:table-cell office:value-type="float" office:value="155">
                <text:p>155</text:p>
              </table:table-cell>
              <table:table-cell office:value-type="float" office:value="548.09">
                <text:p>548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">
                <text:p>92</text:p>
              </table:table-cell>
              <table:table-cell office:value-type="float" office:value="404">
                <text:p>404</text:p>
              </table:table-cell>
              <table:table-cell office:value-type="float" office:value="125">
                <text:p>125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">
                <text:p>98</text:p>
              </table:table-cell>
              <table:table-cell office:value-type="float" office:value="403">
                <text:p>403</text:p>
              </table:table-cell>
              <table:table-cell office:value-type="float" office:value="126">
                <text:p>126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402">
                <text:p>402</text:p>
              </table:table-cell>
              <table:table-cell office:value-type="float" office:value="131">
                <text:p>131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404">
                <text:p>404</text:p>
              </table:table-cell>
              <table:table-cell office:value-type="float" office:value="144">
                <text:p>144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">
                <text:p>121</text:p>
              </table:table-cell>
              <table:table-cell office:value-type="float" office:value="402">
                <text:p>402</text:p>
              </table:table-cell>
              <table:table-cell office:value-type="float" office:value="107">
                <text:p>107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439">
                <text:p>439</text:p>
              </table:table-cell>
              <table:table-cell office:value-type="float" office:value="116">
                <text:p>116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">
                <text:p>109</text:p>
              </table:table-cell>
              <table:table-cell office:value-type="float" office:value="398">
                <text:p>398</text:p>
              </table:table-cell>
              <table:table-cell office:value-type="float" office:value="124">
                <text:p>124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394">
                <text:p>394</text:p>
              </table:table-cell>
              <table:table-cell office:value-type="float" office:value="144">
                <text:p>144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397">
                <text:p>397</text:p>
              </table:table-cell>
              <table:table-cell office:value-type="float" office:value="150">
                <text:p>15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368">
                <text:p>368</text:p>
              </table:table-cell>
              <table:table-cell office:value-type="float" office:value="112.5">
                <text:p>112.5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">
                <text:p>118</text:p>
              </table:table-cell>
              <table:table-cell office:value-type="float" office:value="382">
                <text:p>382</text:p>
              </table:table-cell>
              <table:table-cell office:value-type="float" office:value="114">
                <text:p>114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">
                <text:p>126</text:p>
              </table:table-cell>
              <table:table-cell office:value-type="float" office:value="371">
                <text:p>371</text:p>
              </table:table-cell>
              <table:table-cell office:value-type="float" office:value="122">
                <text:p>122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">
                <text:p>136</text:p>
              </table:table-cell>
              <table:table-cell office:value-type="float" office:value="357">
                <text:p>357</text:p>
              </table:table-cell>
              <table:table-cell office:value-type="float" office:value="152">
                <text:p>152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430">
                <text:p>430</text:p>
              </table:table-cell>
              <table:table-cell office:value-type="float" office:value="118">
                <text:p>118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7ff20" draw:fill-color="#37ff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24cm" svg:height="12.825cm" xlink:href=".." xlink:type="simple" chart:class="chart:scatter" chart:style-name="ch1">
        <chart:title svg:x="7.797cm" svg:y="0.392cm" chart:style-name="ch2">
          <text:p>Normalized Classification Boundary</text:p>
        </chart:title>
        <chart:plot-area chart:style-name="ch3" table:cell-range-address="Sheet2.A4:Sheet2.B103 Sheet2.E4:Sheet2.E53 Sheet2.H34:Sheet2.H69" svg:x="1.467cm" svg:y="1.427cm" svg:width="20.901cm" svg:height="10.161cm">
          <chartooo:coordinate-region svg:x="2.194cm" svg:y="1.627cm" svg:width="19.934cm" svg:height="9.314cm"/>
          <chart:axis chart:dimension="x" chart:name="primary-x" chart:style-name="ch4">
            <chart:title svg:x="9.862cm" svg:y="11.844cm" chart:style-name="ch5">
              <text:p>Ring diameter - Fresh water</text:p>
            </chart:title>
          </chart:axis>
          <chart:axis chart:dimension="y" chart:name="primary-y" chart:style-name="ch4">
            <chart:title svg:x="0.451cm" svg:y="8.43cm" chart:style-name="ch6">
              <text:p>Ring diameter - Salt water</text:p>
            </chart:title>
            <chart:grid chart:style-name="ch7" chart:class="major"/>
          </chart:axis>
          <chart:series chart:style-name="ch8" chart:values-cell-range-address="Sheet2.B4:Sheet2.B103" chart:class="chart:scatter">
            <chart:domain table:cell-range-address="Sheet2.A4:Sheet2.A103"/>
            <chart:data-point chart:repeated="100"/>
          </chart:series>
          <chart:series chart:style-name="ch9" chart:values-cell-range-address="Sheet2.E4:Sheet2.E53" chart:class="chart:scatter">
            <chart:domain table:cell-range-address="Sheet2.D4:Sheet2.D53"/>
            <chart:data-point chart:repeated="50"/>
          </chart:series>
          <chart:series chart:style-name="ch10" chart:values-cell-range-address="Sheet2.H34:Sheet2.H69" chart:class="chart:scatter">
            <chart:domain table:cell-range-address="Sheet2.G34:Sheet2.G69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6667">
                <text:p>0.06666667</text:p>
                <draw:g>
                  <svg:desc>Sheet2.A4:Sheet2.A103</svg:desc>
                </draw:g>
              </table:table-cell>
              <table:table-cell office:value-type="float" office:value="1">
                <text:p>1</text:p>
                <draw:g>
                  <svg:desc>Sheet2.B4:Sheet2.B103</svg:desc>
                </draw:g>
              </table:table-cell>
              <table:table-cell office:value-type="float" office:value="0.18032787">
                <text:p>0.18032787</text:p>
                <draw:g>
                  <svg:desc>Sheet2.D4:Sheet2.D53</svg:desc>
                </draw:g>
              </table:table-cell>
              <table:table-cell office:value-type="float" office:value="0.84699454">
                <text:p>0.84699454</text:p>
                <draw:g>
                  <svg:desc>Sheet2.E4:Sheet2.E53</svg:desc>
                </draw:g>
              </table:table-cell>
              <table:table-cell office:value-type="float" office:value="0.07103825136612">
                <text:p>0.07103825136612</text:p>
                <draw:g>
                  <svg:desc>Sheet2.G34:Sheet2.G69</svg:desc>
                </draw:g>
              </table:table-cell>
              <table:table-cell office:value-type="float" office:value="0.545221828538491">
                <text:p>0.545221828538491</text:p>
                <draw:g>
                  <svg:desc>Sheet2.H34:Sheet2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322404">
                <text:p>0.07322404</text:p>
              </table:table-cell>
              <table:table-cell office:value-type="float" office:value="0.98907104">
                <text:p>0.98907104</text:p>
              </table:table-cell>
              <table:table-cell office:value-type="float" office:value="0.16721311">
                <text:p>0.16721311</text:p>
              </table:table-cell>
              <table:table-cell office:value-type="float" office:value="0.80327869">
                <text:p>0.80327869</text:p>
              </table:table-cell>
              <table:table-cell office:value-type="float" office:value="0.075409836065574">
                <text:p>0.075409836065574</text:p>
              </table:table-cell>
              <table:table-cell office:value-type="float" office:value="0.557041381999424">
                <text:p>0.557041381999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71038">
                <text:p>0.09071038</text:p>
              </table:table-cell>
              <table:table-cell office:value-type="float" office:value="0.95628415">
                <text:p>0.95628415</text:p>
              </table:table-cell>
              <table:table-cell office:value-type="float" office:value="0.22622951">
                <text:p>0.22622951</text:p>
              </table:table-cell>
              <table:table-cell office:value-type="float" office:value="0.80327869">
                <text:p>0.80327869</text:p>
              </table:table-cell>
              <table:table-cell office:value-type="float" office:value="0.079781420765027">
                <text:p>0.079781420765027</text:p>
              </table:table-cell>
              <table:table-cell office:value-type="float" office:value="0.568860935460355">
                <text:p>0.56886093546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31694">
                <text:p>0.1431694</text:p>
              </table:table-cell>
              <table:table-cell office:value-type="float" office:value="0.95628415">
                <text:p>0.95628415</text:p>
              </table:table-cell>
              <table:table-cell office:value-type="float" office:value="0.16502732">
                <text:p>0.16502732</text:p>
              </table:table-cell>
              <table:table-cell office:value-type="float" office:value="0.75956284">
                <text:p>0.75956284</text:p>
              </table:table-cell>
              <table:table-cell office:value-type="float" office:value="0.084153005464481">
                <text:p>0.084153005464481</text:p>
              </table:table-cell>
              <table:table-cell office:value-type="float" office:value="0.580680488921288">
                <text:p>0.580680488921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22404">
                <text:p>0.07322404</text:p>
              </table:table-cell>
              <table:table-cell office:value-type="float" office:value="0.93442623">
                <text:p>0.93442623</text:p>
              </table:table-cell>
              <table:table-cell office:value-type="float" office:value="0.2">
                <text:p>0.2</text:p>
              </table:table-cell>
              <table:table-cell office:value-type="float" office:value="0.76612022">
                <text:p>0.76612022</text:p>
              </table:table-cell>
              <table:table-cell office:value-type="float" office:value="0.088524590163935">
                <text:p>0.088524590163935</text:p>
              </table:table-cell>
              <table:table-cell office:value-type="float" office:value="0.592500042382221">
                <text:p>0.59250004238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945355">
                <text:p>0.09945355</text:p>
              </table:table-cell>
              <table:table-cell office:value-type="float" office:value="0.93442623">
                <text:p>0.93442623</text:p>
              </table:table-cell>
              <table:table-cell office:value-type="float" office:value="0.21857923">
                <text:p>0.21857923</text:p>
              </table:table-cell>
              <table:table-cell office:value-type="float" office:value="0.76612022">
                <text:p>0.76612022</text:p>
              </table:table-cell>
              <table:table-cell office:value-type="float" office:value="0.092896174863388">
                <text:p>0.092896174863388</text:p>
              </table:table-cell>
              <table:table-cell office:value-type="float" office:value="0.604319595843152">
                <text:p>0.604319595843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01093">
                <text:p>0.10601093</text:p>
              </table:table-cell>
              <table:table-cell office:value-type="float" office:value="0.91693989">
                <text:p>0.91693989</text:p>
              </table:table-cell>
              <table:table-cell office:value-type="float" office:value="0.27431694">
                <text:p>0.27431694</text:p>
              </table:table-cell>
              <table:table-cell office:value-type="float" office:value="0.77704918">
                <text:p>0.77704918</text:p>
              </table:table-cell>
              <table:table-cell office:value-type="float" office:value="0.097267759562842">
                <text:p>0.097267759562842</text:p>
              </table:table-cell>
              <table:table-cell office:value-type="float" office:value="0.616139149304085">
                <text:p>0.61613914930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754098">
                <text:p>0.14754098</text:p>
              </table:table-cell>
              <table:table-cell office:value-type="float" office:value="0.91693989">
                <text:p>0.91693989</text:p>
              </table:table-cell>
              <table:table-cell office:value-type="float" office:value="0.16721311">
                <text:p>0.16721311</text:p>
              </table:table-cell>
              <table:table-cell office:value-type="float" office:value="0.73770492">
                <text:p>0.73770492</text:p>
              </table:table-cell>
              <table:table-cell office:value-type="float" office:value="0.101639344262295">
                <text:p>0.101639344262295</text:p>
              </table:table-cell>
              <table:table-cell office:value-type="float" office:value="0.627958702765016">
                <text:p>0.627958702765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96721">
                <text:p>0.08196721</text:p>
              </table:table-cell>
              <table:table-cell office:value-type="float" office:value="0.91256831">
                <text:p>0.91256831</text:p>
              </table:table-cell>
              <table:table-cell office:value-type="float" office:value="0.19125683">
                <text:p>0.19125683</text:p>
              </table:table-cell>
              <table:table-cell office:value-type="float" office:value="0.73770492">
                <text:p>0.73770492</text:p>
              </table:table-cell>
              <table:table-cell office:value-type="float" office:value="0.106010928961749">
                <text:p>0.106010928961749</text:p>
              </table:table-cell>
              <table:table-cell office:value-type="float" office:value="0.639778256225949">
                <text:p>0.639778256225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382514">
                <text:p>0.10382514</text:p>
              </table:table-cell>
              <table:table-cell office:value-type="float" office:value="0.91256831">
                <text:p>0.91256831</text:p>
              </table:table-cell>
              <table:table-cell office:value-type="float" office:value="0.21092896">
                <text:p>0.21092896</text:p>
              </table:table-cell>
              <table:table-cell office:value-type="float" office:value="0.7420765">
                <text:p>0.7420765</text:p>
              </table:table-cell>
              <table:table-cell office:value-type="float" office:value="0.110382513661202">
                <text:p>0.110382513661202</text:p>
              </table:table-cell>
              <table:table-cell office:value-type="float" office:value="0.65159780968688">
                <text:p>0.6515978096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01093">
                <text:p>0.10601093</text:p>
              </table:table-cell>
              <table:table-cell office:value-type="float" office:value="0.91256831">
                <text:p>0.91256831</text:p>
              </table:table-cell>
              <table:table-cell office:value-type="float" office:value="0.21857923">
                <text:p>0.21857923</text:p>
              </table:table-cell>
              <table:table-cell office:value-type="float" office:value="0.74644809">
                <text:p>0.74644809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0.663417363147813">
                <text:p>0.66341736314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47541">
                <text:p>0.1147541</text:p>
              </table:table-cell>
              <table:table-cell office:value-type="float" office:value="0.91256831">
                <text:p>0.91256831</text:p>
              </table:table-cell>
              <table:table-cell office:value-type="float" office:value="0.22185792">
                <text:p>0.22185792</text:p>
              </table:table-cell>
              <table:table-cell office:value-type="float" office:value="0.73770492">
                <text:p>0.73770492</text:p>
              </table:table-cell>
              <table:table-cell office:value-type="float" office:value="0.119125683060109">
                <text:p>0.119125683060109</text:p>
              </table:table-cell>
              <table:table-cell office:value-type="float" office:value="0.675236916608744">
                <text:p>0.675236916608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8033">
                <text:p>0.04918033</text:p>
              </table:table-cell>
              <table:table-cell office:value-type="float" office:value="0.86885246">
                <text:p>0.86885246</text:p>
              </table:table-cell>
              <table:table-cell office:value-type="float" office:value="0.16502732">
                <text:p>0.16502732</text:p>
              </table:table-cell>
              <table:table-cell office:value-type="float" office:value="0.72021858">
                <text:p>0.72021858</text:p>
              </table:table-cell>
              <table:table-cell office:value-type="float" office:value="0.123497267759563">
                <text:p>0.123497267759563</text:p>
              </table:table-cell>
              <table:table-cell office:value-type="float" office:value="0.687056470069677">
                <text:p>0.68705647006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66667">
                <text:p>0.06666667</text:p>
              </table:table-cell>
              <table:table-cell office:value-type="float" office:value="0.87322404">
                <text:p>0.87322404</text:p>
              </table:table-cell>
              <table:table-cell office:value-type="float" office:value="0.17814208">
                <text:p>0.17814208</text:p>
              </table:table-cell>
              <table:table-cell office:value-type="float" office:value="0.72021858">
                <text:p>0.72021858</text:p>
              </table:table-cell>
              <table:table-cell office:value-type="float" office:value="0.127868852459016">
                <text:p>0.127868852459016</text:p>
              </table:table-cell>
              <table:table-cell office:value-type="float" office:value="0.698876023530607">
                <text:p>0.698876023530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03825">
                <text:p>0.07103825</text:p>
              </table:table-cell>
              <table:table-cell office:value-type="float" office:value="0.86885246">
                <text:p>0.86885246</text:p>
              </table:table-cell>
              <table:table-cell office:value-type="float" office:value="0.20874317">
                <text:p>0.20874317</text:p>
              </table:table-cell>
              <table:table-cell office:value-type="float" office:value="0.72021858">
                <text:p>0.72021858</text:p>
              </table:table-cell>
              <table:table-cell office:value-type="float" office:value="0.13224043715847">
                <text:p>0.13224043715847</text:p>
              </table:table-cell>
              <table:table-cell office:value-type="float" office:value="0.710695576991541">
                <text:p>0.710695576991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03825">
                <text:p>0.07103825</text:p>
              </table:table-cell>
              <table:table-cell office:value-type="float" office:value="0.85136612">
                <text:p>0.85136612</text:p>
              </table:table-cell>
              <table:table-cell office:value-type="float" office:value="0.21748634">
                <text:p>0.21748634</text:p>
              </table:table-cell>
              <table:table-cell office:value-type="float" office:value="0.71803279">
                <text:p>0.71803279</text:p>
              </table:table-cell>
              <table:table-cell office:value-type="float" office:value="0.136612021857924">
                <text:p>0.136612021857924</text:p>
              </table:table-cell>
              <table:table-cell office:value-type="float" office:value="0.722515130452474">
                <text:p>0.722515130452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18033">
                <text:p>0.04918033</text:p>
              </table:table-cell>
              <table:table-cell office:value-type="float" office:value="0.84699454">
                <text:p>0.84699454</text:p>
              </table:table-cell>
              <table:table-cell office:value-type="float" office:value="0.2568306">
                <text:p>0.2568306</text:p>
              </table:table-cell>
              <table:table-cell office:value-type="float" office:value="0.74863388">
                <text:p>0.74863388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734334683913405">
                <text:p>0.73433468391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52459">
                <text:p>0.08852459</text:p>
              </table:table-cell>
              <table:table-cell office:value-type="float" office:value="0.84699454">
                <text:p>0.84699454</text:p>
              </table:table-cell>
              <table:table-cell office:value-type="float" office:value="0.14754098">
                <text:p>0.14754098</text:p>
              </table:table-cell>
              <table:table-cell office:value-type="float" office:value="0.66994536">
                <text:p>0.66994536</text:p>
              </table:table-cell>
              <table:table-cell office:value-type="float" office:value="0.145355191256831">
                <text:p>0.145355191256831</text:p>
              </table:table-cell>
              <table:table-cell office:value-type="float" office:value="0.746154237374338">
                <text:p>0.746154237374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47541">
                <text:p>0.1147541</text:p>
              </table:table-cell>
              <table:table-cell office:value-type="float" office:value="0.84699454">
                <text:p>0.84699454</text:p>
              </table:table-cell>
              <table:table-cell office:value-type="float" office:value="0.17595628">
                <text:p>0.17595628</text:p>
              </table:table-cell>
              <table:table-cell office:value-type="float" office:value="0.70054645">
                <text:p>0.70054645</text:p>
              </table:table-cell>
              <table:table-cell office:value-type="float" office:value="0.149726775956284">
                <text:p>0.149726775956284</text:p>
              </table:table-cell>
              <table:table-cell office:value-type="float" office:value="0.757973790835268">
                <text:p>0.757973790835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81420765">
                <text:p>0.81420765</text:p>
              </table:table-cell>
              <table:table-cell office:value-type="float" office:value="0.18688525">
                <text:p>0.18688525</text:p>
              </table:table-cell>
              <table:table-cell office:value-type="float" office:value="0.69617486">
                <text:p>0.69617486</text:p>
              </table:table-cell>
              <table:table-cell office:value-type="float" office:value="0.154098360655738">
                <text:p>0.154098360655738</text:p>
              </table:table-cell>
              <table:table-cell office:value-type="float" office:value="0.769793344296202">
                <text:p>0.769793344296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57377">
                <text:p>0.0557377</text:p>
              </table:table-cell>
              <table:table-cell office:value-type="float" office:value="0.8273224">
                <text:p>0.8273224</text:p>
              </table:table-cell>
              <table:table-cell office:value-type="float" office:value="0.19125683">
                <text:p>0.19125683</text:p>
              </table:table-cell>
              <table:table-cell office:value-type="float" office:value="0.70054645">
                <text:p>0.70054645</text:p>
              </table:table-cell>
              <table:table-cell office:value-type="float" office:value="0.158469945355191">
                <text:p>0.158469945355191</text:p>
              </table:table-cell>
              <table:table-cell office:value-type="float" office:value="0.781612897757132">
                <text:p>0.781612897757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448087">
                <text:p>0.06448087</text:p>
              </table:table-cell>
              <table:table-cell office:value-type="float" office:value="0.82513661">
                <text:p>0.82513661</text:p>
              </table:table-cell>
              <table:table-cell office:value-type="float" office:value="0.20874317">
                <text:p>0.20874317</text:p>
              </table:table-cell>
              <table:table-cell office:value-type="float" office:value="0.69836066">
                <text:p>0.69836066</text:p>
              </table:table-cell>
              <table:table-cell office:value-type="float" office:value="0.162841530054645">
                <text:p>0.162841530054645</text:p>
              </table:table-cell>
              <table:table-cell office:value-type="float" office:value="0.793432451218065">
                <text:p>0.793432451218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8273224">
                <text:p>0.8273224</text:p>
              </table:table-cell>
              <table:table-cell office:value-type="float" office:value="0.24153005">
                <text:p>0.24153005</text:p>
              </table:table-cell>
              <table:table-cell office:value-type="float" office:value="0.69398907">
                <text:p>0.69398907</text:p>
              </table:table-cell>
              <table:table-cell office:value-type="float" office:value="0.167213114754098">
                <text:p>0.167213114754098</text:p>
              </table:table-cell>
              <table:table-cell office:value-type="float" office:value="0.805252004678996">
                <text:p>0.805252004678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47541">
                <text:p>0.1147541</text:p>
              </table:table-cell>
              <table:table-cell office:value-type="float" office:value="0.8295082">
                <text:p>0.8295082</text:p>
              </table:table-cell>
              <table:table-cell office:value-type="float" office:value="0.2568306">
                <text:p>0.2568306</text:p>
              </table:table-cell>
              <table:table-cell office:value-type="float" office:value="0.70491803">
                <text:p>0.70491803</text:p>
              </table:table-cell>
              <table:table-cell office:value-type="float" office:value="0.171584699453552">
                <text:p>0.171584699453552</text:p>
              </table:table-cell>
              <table:table-cell office:value-type="float" office:value="0.817071558139929">
                <text:p>0.817071558139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540984">
                <text:p>0.07540984</text:p>
              </table:table-cell>
              <table:table-cell office:value-type="float" office:value="0.80765027">
                <text:p>0.80765027</text:p>
              </table:table-cell>
              <table:table-cell office:value-type="float" office:value="0.15409836">
                <text:p>0.15409836</text:p>
              </table:table-cell>
              <table:table-cell office:value-type="float" office:value="0.65464481">
                <text:p>0.65464481</text:p>
              </table:table-cell>
              <table:table-cell office:value-type="float" office:value="0.175956284153005">
                <text:p>0.175956284153005</text:p>
              </table:table-cell>
              <table:table-cell office:value-type="float" office:value="0.82889111160086">
                <text:p>0.82889111160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81857923">
                <text:p>0.81857923</text:p>
              </table:table-cell>
              <table:table-cell office:value-type="float" office:value="0.19125683">
                <text:p>0.19125683</text:p>
              </table:table-cell>
              <table:table-cell office:value-type="float" office:value="0.65245902">
                <text:p>0.65245902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840710665061793">
                <text:p>0.840710665061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19672">
                <text:p>0.10819672</text:p>
              </table:table-cell>
              <table:table-cell office:value-type="float" office:value="0.82076503">
                <text:p>0.82076503</text:p>
              </table:table-cell>
              <table:table-cell office:value-type="float" office:value="0.24043716">
                <text:p>0.24043716</text:p>
              </table:table-cell>
              <table:table-cell office:value-type="float" office:value="0.69180328">
                <text:p>0.69180328</text:p>
              </table:table-cell>
              <table:table-cell office:value-type="float" office:value="0.184699453551913">
                <text:p>0.184699453551913</text:p>
              </table:table-cell>
              <table:table-cell office:value-type="float" office:value="0.852530218522726">
                <text:p>0.852530218522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442623">
                <text:p>0.13442623</text:p>
              </table:table-cell>
              <table:table-cell office:value-type="float" office:value="0.81857923">
                <text:p>0.81857923</text:p>
              </table:table-cell>
              <table:table-cell office:value-type="float" office:value="0.08196721">
                <text:p>0.08196721</text:p>
              </table:table-cell>
              <table:table-cell office:value-type="float" office:value="0.72677596">
                <text:p>0.72677596</text:p>
              </table:table-cell>
              <table:table-cell office:value-type="float" office:value="0.189071038251366">
                <text:p>0.189071038251366</text:p>
              </table:table-cell>
              <table:table-cell office:value-type="float" office:value="0.864349771983657">
                <text:p>0.864349771983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49727">
                <text:p>0.12349727</text:p>
              </table:table-cell>
              <table:table-cell office:value-type="float" office:value="0.80327869">
                <text:p>0.80327869</text:p>
              </table:table-cell>
              <table:table-cell office:value-type="float" office:value="0.13661202">
                <text:p>0.13661202</text:p>
              </table:table-cell>
              <table:table-cell office:value-type="float" office:value="0.66120219">
                <text:p>0.66120219</text:p>
              </table:table-cell>
              <table:table-cell office:value-type="float" office:value="0.19344262295082">
                <text:p>0.19344262295082</text:p>
              </table:table-cell>
              <table:table-cell office:value-type="float" office:value="0.87616932544459">
                <text:p>0.87616932544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786885">
                <text:p>0.12786885</text:p>
              </table:table-cell>
              <table:table-cell office:value-type="float" office:value="0.80546448">
                <text:p>0.80546448</text:p>
              </table:table-cell>
              <table:table-cell office:value-type="float" office:value="0.14098361">
                <text:p>0.14098361</text:p>
              </table:table-cell>
              <table:table-cell office:value-type="float" office:value="0.66338798">
                <text:p>0.66338798</text:p>
              </table:table-cell>
              <table:table-cell office:value-type="float" office:value="0.197814207650273">
                <text:p>0.197814207650273</text:p>
              </table:table-cell>
              <table:table-cell office:value-type="float" office:value="0.887988878905521">
                <text:p>0.887988878905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065574">
                <text:p>0.16065574</text:p>
              </table:table-cell>
              <table:table-cell office:value-type="float" office:value="0.80765027">
                <text:p>0.80765027</text:p>
              </table:table-cell>
              <table:table-cell office:value-type="float" office:value="0.18032787">
                <text:p>0.18032787</text:p>
              </table:table-cell>
              <table:table-cell office:value-type="float" office:value="0.66338798">
                <text:p>0.66338798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99808432366454">
                <text:p>0.899808432366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78360656">
                <text:p>0.78360656</text:p>
              </table:table-cell>
              <table:table-cell office:value-type="float" office:value="0.20218579">
                <text:p>0.20218579</text:p>
              </table:table-cell>
              <table:table-cell office:value-type="float" office:value="0.66338798">
                <text:p>0.66338798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911627985827385">
                <text:p>0.911627985827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825137">
                <text:p>0.03825137</text:p>
              </table:table-cell>
              <table:table-cell office:value-type="float" office:value="0.75300546">
                <text:p>0.75300546</text:p>
              </table:table-cell>
              <table:table-cell office:value-type="float" office:value="0.21311475">
                <text:p>0.21311475</text:p>
              </table:table-cell>
              <table:table-cell office:value-type="float" office:value="0.66120219">
                <text:p>0.66120219</text:p>
              </table:table-cell>
              <table:table-cell office:value-type="float" office:value="0.210928961748634">
                <text:p>0.210928961748634</text:p>
              </table:table-cell>
              <table:table-cell office:value-type="float" office:value="0.923447539288318">
                <text:p>0.923447539288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010929">
                <text:p>0.06010929</text:p>
              </table:table-cell>
              <table:table-cell office:value-type="float" office:value="0.75737705">
                <text:p>0.75737705</text:p>
              </table:table-cell>
              <table:table-cell office:value-type="float" office:value="0.21857923">
                <text:p>0.21857923</text:p>
              </table:table-cell>
              <table:table-cell office:value-type="float" office:value="0.65901639">
                <text:p>0.65901639</text:p>
              </table:table-cell>
              <table:table-cell office:value-type="float" office:value="0.215300546448087">
                <text:p>0.215300546448087</text:p>
              </table:table-cell>
              <table:table-cell office:value-type="float" office:value="0.935267092749249">
                <text:p>0.93526709274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85246">
                <text:p>0.06885246</text:p>
              </table:table-cell>
              <table:table-cell office:value-type="float" office:value="0.75737705">
                <text:p>0.75737705</text:p>
              </table:table-cell>
              <table:table-cell office:value-type="float" office:value="0.22404372">
                <text:p>0.22404372</text:p>
              </table:table-cell>
              <table:table-cell office:value-type="float" office:value="0.65464481">
                <text:p>0.65464481</text:p>
              </table:table-cell>
              <table:table-cell office:value-type="float" office:value="0.219672131147541">
                <text:p>0.219672131147541</text:p>
              </table:table-cell>
              <table:table-cell office:value-type="float" office:value="0.947086646210182">
                <text:p>0.947086646210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540984">
                <text:p>0.07540984</text:p>
              </table:table-cell>
              <table:table-cell office:value-type="float" office:value="0.76393443">
                <text:p>0.76393443</text:p>
              </table:table-cell>
              <table:table-cell office:value-type="float" office:value="0.15409836">
                <text:p>0.15409836</text:p>
              </table:table-cell>
              <table:table-cell office:value-type="float" office:value="0.65027322">
                <text:p>0.65027322</text:p>
              </table:table-cell>
              <table:table-cell office:value-type="float" office:value="0.224043715846995">
                <text:p>0.224043715846995</text:p>
              </table:table-cell>
              <table:table-cell office:value-type="float" office:value="0.958906199671115">
                <text:p>0.958906199671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63388">
                <text:p>0.0863388</text:p>
              </table:table-cell>
              <table:table-cell office:value-type="float" office:value="0.76830601">
                <text:p>0.76830601</text:p>
              </table:table-cell>
              <table:table-cell office:value-type="float" office:value="0.15846995">
                <text:p>0.15846995</text:p>
              </table:table-cell>
              <table:table-cell office:value-type="float" office:value="0.63497268">
                <text:p>0.6349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945355">
                <text:p>0.09945355</text:p>
              </table:table-cell>
              <table:table-cell office:value-type="float" office:value="0.76612022">
                <text:p>0.76612022</text:p>
              </table:table-cell>
              <table:table-cell office:value-type="float" office:value="0.16065574">
                <text:p>0.16065574</text:p>
              </table:table-cell>
              <table:table-cell office:value-type="float" office:value="0.63278689">
                <text:p>0.6327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945355">
                <text:p>0.09945355</text:p>
              </table:table-cell>
              <table:table-cell office:value-type="float" office:value="0.76393443">
                <text:p>0.76393443</text:p>
              </table:table-cell>
              <table:table-cell office:value-type="float" office:value="0.1715847">
                <text:p>0.1715847</text:p>
              </table:table-cell>
              <table:table-cell office:value-type="float" office:value="0.63278689">
                <text:p>0.6327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256831">
                <text:p>0.11256831</text:p>
              </table:table-cell>
              <table:table-cell office:value-type="float" office:value="0.76830601">
                <text:p>0.76830601</text:p>
              </table:table-cell>
              <table:table-cell office:value-type="float" office:value="0.2">
                <text:p>0.2</text:p>
              </table:table-cell>
              <table:table-cell office:value-type="float" office:value="0.63278689">
                <text:p>0.6327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972678">
                <text:p>0.14972678</text:p>
              </table:table-cell>
              <table:table-cell office:value-type="float" office:value="0.76393443">
                <text:p>0.76393443</text:p>
              </table:table-cell>
              <table:table-cell office:value-type="float" office:value="0.11912568">
                <text:p>0.11912568</text:p>
              </table:table-cell>
              <table:table-cell office:value-type="float" office:value="0.6284153">
                <text:p>0.628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693989">
                <text:p>0.11693989</text:p>
              </table:table-cell>
              <table:table-cell office:value-type="float" office:value="0.84480874">
                <text:p>0.84480874</text:p>
              </table:table-cell>
              <table:table-cell office:value-type="float" office:value="0.13879781">
                <text:p>0.13879781</text:p>
              </table:table-cell>
              <table:table-cell office:value-type="float" office:value="0.63715847">
                <text:p>0.6371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49727">
                <text:p>0.12349727</text:p>
              </table:table-cell>
              <table:table-cell office:value-type="float" office:value="0.75519126">
                <text:p>0.75519126</text:p>
              </table:table-cell>
              <table:table-cell office:value-type="float" office:value="0.15628415">
                <text:p>0.15628415</text:p>
              </table:table-cell>
              <table:table-cell office:value-type="float" office:value="0.63060109">
                <text:p>0.6306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005464">
                <text:p>0.13005464</text:p>
              </table:table-cell>
              <table:table-cell office:value-type="float" office:value="0.74644809">
                <text:p>0.74644809</text:p>
              </table:table-cell>
              <table:table-cell office:value-type="float" office:value="0.2">
                <text:p>0.2</text:p>
              </table:table-cell>
              <table:table-cell office:value-type="float" office:value="0.62622951">
                <text:p>0.6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442623">
                <text:p>0.13442623</text:p>
              </table:table-cell>
              <table:table-cell office:value-type="float" office:value="0.75300546">
                <text:p>0.75300546</text:p>
              </table:table-cell>
              <table:table-cell office:value-type="float" office:value="0.21311475">
                <text:p>0.21311475</text:p>
              </table:table-cell>
              <table:table-cell office:value-type="float" office:value="0.6284153">
                <text:p>0.628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912568">
                <text:p>0.11912568</text:p>
              </table:table-cell>
              <table:table-cell office:value-type="float" office:value="0.68961749">
                <text:p>0.68961749</text:p>
              </table:table-cell>
              <table:table-cell office:value-type="float" office:value="0.13114754">
                <text:p>0.13114754</text:p>
              </table:table-cell>
              <table:table-cell office:value-type="float" office:value="0.60655738">
                <text:p>0.6065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31694">
                <text:p>0.1431694</text:p>
              </table:table-cell>
              <table:table-cell office:value-type="float" office:value="0.72021858">
                <text:p>0.72021858</text:p>
              </table:table-cell>
              <table:table-cell office:value-type="float" office:value="0.13442623">
                <text:p>0.13442623</text:p>
              </table:table-cell>
              <table:table-cell office:value-type="float" office:value="0.59125683">
                <text:p>0.5912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065574">
                <text:p>0.16065574</text:p>
              </table:table-cell>
              <table:table-cell office:value-type="float" office:value="0.69617486">
                <text:p>0.69617486</text:p>
              </table:table-cell>
              <table:table-cell office:value-type="float" office:value="0.15191257">
                <text:p>0.15191257</text:p>
              </table:table-cell>
              <table:table-cell office:value-type="float" office:value="0.54972678">
                <text:p>0.5497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251366">
                <text:p>0.18251366</text:p>
              </table:table-cell>
              <table:table-cell office:value-type="float" office:value="0.66557377">
                <text:p>0.66557377</text:p>
              </table:table-cell>
              <table:table-cell office:value-type="float" office:value="0.21748634">
                <text:p>0.21748634</text:p>
              </table:table-cell>
              <table:table-cell office:value-type="float" office:value="0.5431694">
                <text:p>0.543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289617">
                <text:p>0.09289617</text:p>
              </table:table-cell>
              <table:table-cell office:value-type="float" office:value="0.82513661">
                <text:p>0.82513661</text:p>
              </table:table-cell>
              <table:table-cell office:value-type="float" office:value="0.1431694">
                <text:p>0.1431694</text:p>
              </table:table-cell>
              <table:table-cell office:value-type="float" office:value="0.71803279">
                <text:p>0.7180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